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aecf00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579d1c" draw:textarea-horizontal-align="center" draw:textarea-vertical-align="middle"/>
    </style:style>
    <style:style style:name="gr5" style:family="graphic" style:parent-style-name="standard">
      <style:graphic-properties draw:fill="solid" draw:fill-color="#83caff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solid" draw:fill-color="#ffd320" draw:textarea-horizontal-align="center" draw:textarea-vertical-align="middle"/>
    </style:style>
    <style:style style:name="gr8" style:family="graphic" style:parent-style-name="standard">
      <style:graphic-properties draw:fill="solid" draw:fill-color="#ffd320" draw:textarea-horizontal-align="center" draw:textarea-vertical-align="middle"/>
    </style:style>
    <style:style style:name="gr9" style:family="graphic" style:parent-style-name="standard">
      <style:graphic-properties draw:fill="solid" draw:fill-color="#aecf00" draw:textarea-horizontal-align="center" draw:textarea-vertical-align="middle"/>
    </style:style>
    <style:style style:name="gr10" style:family="graphic" style:parent-style-name="standard">
      <style:graphic-properties draw:fill="solid" draw:fill-color="#579d1c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74cm" fo:min-width="0cm"/>
    </style:style>
    <style:style style:name="gr12" style:family="graphic" style:parent-style-name="standard">
      <style:graphic-properties draw:fill="solid" draw:fill-color="#ff950e" draw:textarea-horizontal-align="center" draw:textarea-vertical-align="middle"/>
    </style:style>
    <style:style style:name="gr13" style:family="graphic" style:parent-style-name="standard">
      <style:graphic-properties draw:fill="solid" draw:fill-color="#ff950e" draw:textarea-horizontal-align="center" draw:textarea-vertical-align="middle"/>
    </style:style>
    <style:style style:name="gr14" style:family="graphic" style:parent-style-name="standard">
      <style:graphic-properties draw:fill="solid" draw:fill-color="#004586" draw:textarea-horizontal-align="center" draw:textarea-vertical-align="middle"/>
    </style:style>
    <style:style style:name="gr15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7e0021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0" style:family="graphic" style:parent-style-name="standard">
      <style:graphic-properties draw:marker-start="Arrow" draw:marker-start-width="0.2cm" draw:marker-end="Arrow" draw:marker-end-width="0.2cm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solid" draw:fill-color="#83caff" draw:textarea-horizontal-align="left" draw:auto-grow-height="true" draw:auto-grow-width="false" fo:min-height="2.747cm" fo:min-width="14.243cm"/>
    </style:style>
    <style:style style:name="gr22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24" style:family="graphic" style:parent-style-name="standard">
      <style:graphic-properties draw:marker-start="Arrow" draw:marker-start-width="0.15cm" draw:marker-end="Arrow" draw:marker-end-width="0.15cm" draw:textarea-horizontal-align="center" draw:textarea-vertical-align="middle"/>
    </style:style>
    <style:style style:name="gr25" style:family="graphic" style:parent-style-name="standard">
      <style:graphic-properties draw:stroke="none" draw:fill="solid" draw:fill-color="#83caff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solid" draw:fill-color="#ff420e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solid" draw:fill-color="#ff420e" draw:textarea-horizontal-align="left" draw:auto-grow-height="true" draw:auto-grow-width="false" fo:min-height="6.042cm" fo:min-width="14.243cm"/>
    </style:style>
    <style:style style:name="gr28" style:family="graphic" style:parent-style-name="standard">
      <style:graphic-properties draw:stroke="none" draw:fill="solid" draw:fill-color="#0047ff" draw:textarea-horizontal-align="justify" draw:textarea-vertical-align="middle" draw:auto-grow-height="false"/>
    </style:style>
    <style:style style:name="gr29" style:family="graphic" style:parent-style-name="standard">
      <style:graphic-properties draw:marker-start="" draw:textarea-horizontal-align="center" draw:textarea-vertical-align="middle"/>
    </style:style>
    <style:style style:name="gr30" style:family="graphic" style:parent-style-name="standard">
      <style:graphic-properties draw:fill="solid" draw:fill-color="#0099ff" draw:textarea-horizontal-align="center" draw:textarea-vertical-align="middle"/>
    </style:style>
    <style:style style:name="gr31" style:family="graphic" style:parent-style-name="standard">
      <style:graphic-properties draw:fill="solid" draw:fill-color="#dc2300" draw:textarea-horizontal-align="center" draw:textarea-vertical-align="middle"/>
    </style:style>
    <style:style style:name="gr32" style:family="graphic" style:parent-style-name="standard">
      <style:graphic-properties draw:stroke="solid" svg:stroke-color="#ff0000" draw:marker-end="Arrow" draw:fill="solid" draw:fill-color="#c0c0c0" draw:textarea-horizontal-align="center" draw:textarea-vertical-align="middle"/>
    </style:style>
    <style:style style:name="gr33" style:family="graphic" style:parent-style-name="standard">
      <style:graphic-properties draw:stroke="solid" svg:stroke-color="#ff0000" draw:marker-end="Arrow" draw:fill="solid" draw:fill-color="#cccccc" draw:textarea-horizontal-align="center" draw:textarea-vertical-align="middle"/>
    </style:style>
    <style:style style:name="gr34" style:family="graphic" style:parent-style-name="standard">
      <style:graphic-properties draw:stroke="none" draw:marker-end="Arrow" draw:fill="solid" draw:fill-color="#c0c0c0" draw:textarea-horizontal-align="center" draw:textarea-vertical-align="middle"/>
    </style:style>
    <style:style style:name="gr35" style:family="graphic" style:parent-style-name="standard">
      <style:graphic-properties draw:stroke="dash" draw:stroke-dash="Ultrafine_20_Dashed" svg:stroke-color="#99284c" draw:fill="none" draw:textarea-horizontal-align="justify" draw:textarea-vertical-align="middle" draw:auto-grow-height="false"/>
    </style:style>
    <style:style style:name="gr36" style:family="graphic" style:parent-style-name="standard">
      <style:graphic-properties svg:stroke-color="#000000" draw:fill="solid" draw:fill-color="#ff3366" draw:textarea-horizontal-align="justify" draw:textarea-vertical-align="middle" draw:auto-grow-height="false"/>
    </style:style>
    <style:style style:name="gr37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38" style:family="graphic" style:parent-style-name="standard">
      <style:graphic-properties draw:fill="solid" draw:fill-color="#b84700" draw:textarea-horizontal-align="justify" draw:textarea-vertical-align="middle" draw:auto-grow-height="false"/>
    </style:style>
    <style:style style:name="gr39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40" style:family="graphic" style:parent-style-name="standard">
      <style:graphic-properties svg:stroke-color="#000000" draw:fill="solid" draw:fill-color="#aecf00" draw:textarea-horizontal-align="justify" draw:textarea-vertical-align="middle" draw:auto-grow-height="false"/>
    </style:style>
    <style:style style:name="gr41" style:family="graphic" style:parent-style-name="standard">
      <style:graphic-properties svg:stroke-color="#000000" draw:fill="solid" draw:fill-color="#579d1c" draw:textarea-horizontal-align="justify" draw:textarea-vertical-align="middle" draw:auto-grow-height="false"/>
    </style:style>
    <style:style style:name="gr42" style:family="graphic" style:parent-style-name="standard">
      <style:graphic-properties draw:fill="solid" draw:fill-color="#ff3366" draw:textarea-horizontal-align="center" draw:textarea-vertical-align="middle"/>
    </style:style>
    <style:style style:name="gr43" style:family="graphic" style:parent-style-name="standard">
      <style:graphic-properties draw:marker-end="Arrow" draw:textarea-horizontal-align="center" draw:textarea-vertical-align="middle"/>
    </style:style>
    <style:style style:name="gr44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45" style:family="graphic" style:parent-style-name="standard">
      <style:graphic-properties draw:fill="solid" draw:fill-color="#eb613d" draw:textarea-horizontal-align="center" draw:textarea-vertical-align="middle"/>
    </style:style>
    <style:style style:name="gr46" style:family="graphic" style:parent-style-name="standard">
      <style:graphic-properties draw:fill="solid" draw:fill-color="#ff3333" draw:textarea-horizontal-align="center" draw:textarea-vertical-align="middle"/>
    </style:style>
    <style:style style:name="gr47" style:family="graphic" style:parent-style-name="standard">
      <style:graphic-properties draw:fill="solid" draw:fill-color="#b84700" draw:textarea-horizontal-align="center" draw:textarea-vertical-align="middle"/>
    </style:style>
    <style:style style:name="gr48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49" style:family="graphic" style:parent-style-name="standard">
      <style:graphic-properties draw:fill="solid" draw:fill-color="#dc2300" draw:textarea-horizontal-align="center" draw:textarea-vertical-align="middle"/>
    </style:style>
    <style:style style:name="gr50" style:family="graphic" style:parent-style-name="standard">
      <style:graphic-properties draw:marker-end="Arrow" draw:textarea-horizontal-align="center" draw:textarea-vertical-align="middle"/>
    </style:style>
    <style:style style:name="gr5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2" style:family="graphic" style:parent-style-name="standard">
      <style:graphic-properties draw:stroke="dash" draw:stroke-dash="Ultrafine_20_Dashed" draw:fill="solid" draw:fill-color="#ffcc99" draw:textarea-horizontal-align="center" draw:textarea-vertical-align="middle"/>
    </style:style>
    <style:style style:name="gr53" style:family="graphic" style:parent-style-name="standard">
      <style:graphic-properties draw:stroke="solid" svg:stroke-color="#000000" draw:fill="solid" draw:fill-color="#ff950e" fo:min-height="0.438cm"/>
    </style:style>
    <style:style style:name="gr54" style:family="graphic" style:parent-style-name="standard">
      <style:graphic-properties draw:fill="solid" draw:fill-color="#9999cc" draw:textarea-horizontal-align="center" draw:textarea-vertical-align="middle"/>
    </style:style>
    <style:style style:name="gr55" style:family="graphic" style:parent-style-name="standard">
      <style:graphic-properties draw:fill="solid" draw:fill-color="#83caff" draw:textarea-horizontal-align="center" draw:textarea-vertical-align="middle"/>
    </style:style>
    <style:style style:name="gr56" style:family="graphic" style:parent-style-name="standard">
      <style:graphic-properties draw:fill="solid" draw:fill-color="#ccccff" draw:textarea-horizontal-align="center" draw:textarea-vertical-align="middle"/>
    </style:style>
    <style:style style:name="gr57" style:family="graphic" style:parent-style-name="standard">
      <style:graphic-properties draw:marker-end="Arrow" draw:marker-end-width="0.15cm" draw:textarea-horizontal-align="center" draw:textarea-vertical-align="middle"/>
    </style:style>
    <style:style style:name="gr58" style:family="graphic" style:parent-style-name="standard">
      <style:graphic-properties draw:fill="solid" draw:fill-color="#0084d1" draw:textarea-horizontal-align="center" draw:textarea-vertical-align="middle"/>
    </style:style>
    <style:style style:name="gr59" style:family="graphic" style:parent-style-name="standard">
      <style:graphic-properties draw:fill="hatch" draw:fill-hatch-name="Black_20_-45_20_Degrees" draw:textarea-horizontal-align="center" draw:textarea-vertical-align="middle"/>
    </style:style>
    <style:style style:name="gr60" style:family="graphic" style:parent-style-name="standard">
      <style:graphic-properties draw:fill="hatch" draw:fill-hatch-name="Black_20_45_20_Degrees" draw:textarea-horizontal-align="center" draw:textarea-vertical-align="middle"/>
    </style:style>
    <style:style style:name="gr61" style:family="graphic" style:parent-style-name="standard">
      <style:graphic-properties draw:marker-end="Double_20_Arrow" draw:marker-end-width="0.15cm" draw:textarea-horizontal-align="center" draw:textarea-vertical-align="middle"/>
    </style:style>
    <style:style style:name="gr62" style:family="graphic" style:parent-style-name="standard">
      <style:graphic-properties draw:fill="solid" draw:fill-color="#ccccff" draw:textarea-horizontal-align="center" draw:textarea-vertical-align="middle"/>
    </style:style>
    <style:style style:name="gr63" style:family="graphic" style:parent-style-name="standard">
      <style:graphic-properties draw:marker-end="Arrow" draw:marker-end-width="0.2cm" draw:fill="solid" draw:fill-color="#ccccff" draw:textarea-horizontal-align="center" draw:textarea-vertical-align="middle"/>
    </style:style>
    <style:style style:name="gr6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6pt" style:font-size-asian="18pt" style:font-size-complex="18pt"/>
    </style:style>
    <style:style style:name="P3" style:family="paragraph">
      <style:paragraph-properties fo:text-align="center"/>
      <style:text-properties fo:font-size="6pt" style:font-size-asian="18pt" style:font-size-complex="18pt"/>
    </style:style>
    <style:style style:name="P4" style:family="paragraph">
      <style:text-properties fo:font-size="10pt" fo:font-weight="bold" style:font-size-asian="18pt" style:font-weight-asian="bold" style:font-size-complex="18pt" style:font-weight-complex="bold"/>
    </style:style>
    <style:style style:name="P5" style:family="paragraph">
      <style:text-properties fo:font-size="10pt" fo:font-weight="normal" style:font-size-asian="18pt" style:font-weight-asian="normal" style:font-size-complex="18pt" style:font-weight-complex="normal"/>
    </style:style>
    <style:style style:name="P6" style:family="paragraph">
      <style:paragraph-properties fo:text-align="center"/>
      <style:text-properties fo:font-size="10pt" fo:font-weight="bold" style:font-size-asian="18pt" style:font-weight-asian="bold" style:font-size-complex="18pt" style:font-weight-complex="bold"/>
    </style:style>
    <style:style style:name="P7" style:family="paragraph">
      <style:paragraph-properties fo:text-align="center"/>
      <style:text-properties fo:font-size="10pt" style:font-size-asian="18pt" style:font-size-complex="18pt"/>
    </style:style>
    <style:style style:name="P8" style:family="paragraph">
      <style:paragraph-properties fo:text-align="center"/>
      <style:text-properties style:text-position="0% 100%" fo:font-size="8pt" style:font-size-asian="18pt" style:font-size-complex="18pt"/>
    </style:style>
    <style:style style:name="P9" style:family="paragraph">
      <style:paragraph-properties fo:text-align="center"/>
      <style:text-properties fo:font-size="8pt" style:font-size-asian="18pt" style:font-size-complex="18pt"/>
    </style:style>
    <style:style style:name="P10" style:family="paragraph">
      <style:paragraph-properties fo:text-align="center"/>
      <style:text-properties fo:font-size="12pt" style:font-size-asian="18pt" style:font-size-complex="18pt"/>
    </style:style>
    <style:style style:name="P11" style:family="paragraph">
      <style:paragraph-properties fo:text-align="center"/>
      <style:text-properties fo:color="#c0c0c0" fo:font-size="8pt" style:font-size-asian="18pt" style:font-size-complex="18pt"/>
    </style:style>
    <style:style style:name="P12" style:family="paragraph">
      <style:paragraph-properties fo:text-align="center"/>
      <style:text-properties fo:color="#000000" fo:font-size="8pt" style:font-size-asian="18pt" style:font-size-complex="18pt"/>
    </style:style>
    <style:style style:name="P13" style:family="paragraph">
      <style:text-properties fo:font-size="10pt" style:font-size-asian="18pt" style:font-size-complex="18pt"/>
    </style:style>
    <style:style style:name="P14" style:family="paragraph">
      <style:paragraph-properties fo:text-align="center"/>
      <style:text-properties fo:font-size="5pt" style:font-size-asian="18pt" style:font-size-complex="18pt"/>
    </style:style>
    <style:style style:name="P15" style:family="paragraph">
      <style:paragraph-properties fo:line-height="100%" fo:text-align="center"/>
    </style:style>
    <style:style style:name="P16" style:family="paragraph">
      <style:paragraph-properties fo:line-height="100%" fo:text-align="center"/>
      <style:text-properties fo:font-size="12pt" style:font-size-asian="18pt" style:font-size-complex="18pt"/>
    </style:style>
    <style:style style:name="P17" style:family="paragraph">
      <style:paragraph-properties fo:text-align="center"/>
      <style:text-properties fo:font-size="4pt" style:font-size-asian="18pt" style:font-size-complex="18pt"/>
    </style:style>
    <style:style style:name="P18" style:family="paragraph">
      <style:paragraph-properties style:text-autospace="none"/>
    </style:style>
    <style:style style:name="T1" style:family="text">
      <style:text-properties fo:font-size="6pt" style:font-size-asian="18pt" style:font-size-complex="18pt"/>
    </style:style>
    <style:style style:name="T2" style:family="text">
      <style:text-properties fo:font-size="10pt" fo:font-weight="bold" style:font-size-asian="18pt" style:font-weight-asian="bold" style:font-size-complex="18pt" style:font-weight-complex="bold"/>
    </style:style>
    <style:style style:name="T3" style:family="text">
      <style:text-properties fo:font-size="10pt" fo:font-weight="normal" style:font-size-asian="18pt" style:font-weight-asian="normal" style:font-size-complex="18pt" style:font-weight-complex="normal"/>
    </style:style>
    <style:style style:name="T4" style:family="text">
      <style:text-properties fo:font-size="10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size="10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size="10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fo:font-size="10pt" style:font-size-asian="18pt" style:font-size-complex="18pt"/>
    </style:style>
    <style:style style:name="T8" style:family="text">
      <style:text-properties fo:font-size="8pt" fo:font-weight="normal" style:font-size-asian="18pt" style:font-weight-asian="normal" style:font-size-complex="18pt" style:font-weight-complex="normal"/>
    </style:style>
    <style:style style:name="T9" style:family="text">
      <style:text-properties fo:font-size="8pt" fo:font-weight="bold" style:font-size-asian="18pt" style:font-weight-asian="bold" style:font-size-complex="18pt" style:font-weight-complex="bold"/>
    </style:style>
    <style:style style:name="T10" style:family="text">
      <style:text-properties style:text-position="0% 100%" fo:font-size="8pt" style:font-size-asian="18pt" style:font-size-complex="18pt"/>
    </style:style>
    <style:style style:name="T11" style:family="text">
      <style:text-properties fo:font-size="8pt" style:font-size-asian="18pt" style:font-size-complex="18pt"/>
    </style:style>
    <style:style style:name="T12" style:family="text">
      <style:text-properties fo:font-size="12pt" style:font-size-asian="18pt" style:font-size-complex="18pt"/>
    </style:style>
    <style:style style:name="T13" style:family="text">
      <style:text-properties fo:color="#c0c0c0" fo:font-size="8pt" style:font-size-asian="18pt" style:font-size-complex="18pt"/>
    </style:style>
    <style:style style:name="T14" style:family="text">
      <style:text-properties fo:color="#000000" fo:font-size="8pt" style:font-size-asian="18pt" style:font-size-complex="18pt"/>
    </style:style>
    <style:style style:name="T15" style:family="text">
      <style:text-properties fo:font-size="5pt" style:font-size-asian="18pt" style:font-size-complex="18pt"/>
    </style:style>
    <style:style style:name="T16" style:family="text">
      <style:text-properties fo:font-size="4pt" style:font-size-asian="18pt" style:font-size-complex="18pt"/>
    </style:style>
    <style:style style:name="T17" style:family="text">
      <style:text-properties fo:color="#000000" style:text-outline="false" style:text-line-through-style="none" fo:font-family="'Courier New'" style:font-family-generic="modern" style:font-pitch="fixed" fo:font-size="4pt" fo:font-style="normal" fo:text-shadow="none" style:text-underline-style="none" fo:font-weight="normal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/>
        <draw:g>
          <draw:circle draw:style-name="gr1" draw:text-style-name="P1" draw:layer="layout" svg:width="0.481cm" svg:height="0.482cm" svg:x="3.536cm" svg:y="1.682cm">
            <text:p/>
          </draw:circle>
          <draw:line draw:style-name="gr2" draw:text-style-name="P1" draw:layer="layout" svg:x1="3.794cm" svg:y1="2.163cm" svg:x2="3.794cm" svg:y2="2.857cm">
            <text:p/>
          </draw:line>
          <draw:line draw:style-name="gr2" draw:text-style-name="P1" draw:layer="layout" svg:x1="3.329cm" svg:y1="2.371cm" svg:x2="4.237cm" svg:y2="2.371cm">
            <text:p/>
          </draw:line>
          <draw:line draw:style-name="gr2" draw:text-style-name="P1" draw:layer="layout" svg:x1="3.794cm" svg:y1="2.858cm" svg:x2="3.349cm" svg:y2="3.348cm">
            <text:p/>
          </draw:line>
          <draw:line draw:style-name="gr2" draw:text-style-name="P1" draw:layer="layout" svg:x1="4.239cm" svg:y1="3.348cm" svg:x2="3.794cm" svg:y2="2.858cm">
            <text:p/>
          </draw:line>
        </draw:g>
        <draw:frame draw:style-name="gr3" draw:text-style-name="P2" draw:layer="layout" svg:width="1.84cm" svg:height="0.735cm" svg:x="2.864cm" svg:y="3.348cm">
          <draw:text-box>
            <text:p><text:span text:style-name="T1">Наблюдатель</text:span></text:p>
            <text:p><text:span text:style-name="T1">1-ого уровня</text:span></text:p>
          </draw:text-box>
        </draw:frame>
        <draw:g>
          <draw:circle draw:style-name="gr4" draw:text-style-name="P1" draw:layer="layout" svg:width="0.481cm" svg:height="0.482cm" svg:x="3.457cm" svg:y="6.039cm">
            <text:p/>
          </draw:circle>
          <draw:line draw:style-name="gr2" draw:text-style-name="P1" draw:layer="layout" svg:x1="3.715cm" svg:y1="6.52cm" svg:x2="3.715cm" svg:y2="7.214cm">
            <text:p/>
          </draw:line>
          <draw:line draw:style-name="gr2" draw:text-style-name="P1" draw:layer="layout" svg:x1="3.25cm" svg:y1="6.728cm" svg:x2="4.158cm" svg:y2="6.728cm">
            <text:p/>
          </draw:line>
          <draw:line draw:style-name="gr2" draw:text-style-name="P1" draw:layer="layout" svg:x1="3.715cm" svg:y1="7.215cm" svg:x2="3.27cm" svg:y2="7.705cm">
            <text:p/>
          </draw:line>
          <draw:line draw:style-name="gr2" draw:text-style-name="P1" draw:layer="layout" svg:x1="4.16cm" svg:y1="7.705cm" svg:x2="3.715cm" svg:y2="7.215cm">
            <text:p/>
          </draw:line>
        </draw:g>
        <draw:frame draw:style-name="gr3" draw:text-style-name="P2" draw:layer="layout" svg:width="1.84cm" svg:height="0.735cm" svg:x="2.785cm" svg:y="7.705cm">
          <draw:text-box>
            <text:p><text:span text:style-name="T1">Наблюдатель</text:span></text:p>
            <text:p><text:span text:style-name="T1">2-го уровня</text:span></text:p>
          </draw:text-box>
        </draw:frame>
        <draw:rect draw:style-name="gr5" draw:text-style-name="P1" draw:layer="layout" svg:width="3.923cm" svg:height="7.352cm" svg:x="9.992cm" svg:y="1.223cm">
          <text:p/>
        </draw:rect>
        <draw:line draw:style-name="gr6" draw:text-style-name="P1" draw:layer="layout" svg:x1="4.714cm" svg:y1="3.957cm" svg:x2="6.292cm" svg:y2="3.957cm">
          <text:p/>
        </draw:line>
        <draw:line draw:style-name="gr6" draw:text-style-name="P1" draw:layer="layout" svg:x1="6.292cm" svg:y1="1.757cm" svg:x2="4.714cm" svg:y2="1.757cm">
          <text:p/>
        </draw:line>
        <draw:line draw:style-name="gr6" draw:text-style-name="P1" draw:layer="layout" svg:x1="5.777cm" svg:y1="7.157cm" svg:x2="4.614cm" svg:y2="7.157cm">
          <text:p/>
        </draw:line>
        <draw:g>
          <draw:circle draw:style-name="gr7" draw:text-style-name="P1" draw:layer="layout" svg:width="0.481cm" svg:height="0.482cm" svg:x="18.98cm" svg:y="1.983cm">
            <text:p/>
          </draw:circle>
          <draw:line draw:style-name="gr2" draw:text-style-name="P1" draw:layer="layout" svg:x1="19.238cm" svg:y1="2.464cm" svg:x2="19.238cm" svg:y2="3.158cm">
            <text:p/>
          </draw:line>
          <draw:line draw:style-name="gr2" draw:text-style-name="P1" draw:layer="layout" svg:x1="18.773cm" svg:y1="2.672cm" svg:x2="19.681cm" svg:y2="2.672cm">
            <text:p/>
          </draw:line>
          <draw:line draw:style-name="gr2" draw:text-style-name="P1" draw:layer="layout" svg:x1="19.238cm" svg:y1="3.159cm" svg:x2="18.793cm" svg:y2="3.649cm">
            <text:p/>
          </draw:line>
          <draw:line draw:style-name="gr2" draw:text-style-name="P1" draw:layer="layout" svg:x1="19.683cm" svg:y1="3.649cm" svg:x2="19.238cm" svg:y2="3.159cm">
            <text:p/>
          </draw:line>
        </draw:g>
        <draw:frame draw:style-name="gr3" draw:text-style-name="P2" draw:layer="layout" svg:width="1.298cm" svg:height="0.735cm" svg:x="18.579cm" svg:y="3.649cm">
          <draw:text-box>
            <text:p><text:span text:style-name="T1">Внеший</text:span></text:p>
            <text:p><text:span text:style-name="T1">аппарат</text:span></text:p>
          </draw:text-box>
        </draw:frame>
        <draw:line draw:style-name="gr6" draw:text-style-name="P1" draw:layer="layout" svg:x1="18.538cm" svg:y1="2.889cm" svg:x2="16.52cm" svg:y2="2.889cm">
          <text:p/>
        </draw:line>
        <draw:ellipse draw:style-name="gr8" draw:text-style-name="P3" draw:layer="layout" svg:width="2.532cm" svg:height="0.552cm" svg:x="14.2cm" svg:y="2.213cm">
          <text:p text:style-name="P1"><text:span text:style-name="T1">Оповещение</text:span></text:p>
          <text:p text:style-name="P1"><text:span text:style-name="T1">о состоянии</text:span></text:p>
        </draw:ellipse>
        <draw:ellipse draw:style-name="gr8" draw:text-style-name="P3" draw:layer="layout" svg:width="2.532cm" svg:height="0.552cm" svg:x="14.2cm" svg:y="3.013cm">
          <text:p text:style-name="P1"><text:span text:style-name="T1">Тревожные</text:span></text:p>
          <text:p text:style-name="P1"><text:span text:style-name="T1">оповещения</text:span></text:p>
        </draw:ellipse>
        <draw:ellipse draw:style-name="gr9" draw:text-style-name="P3" draw:layer="layout" svg:width="3.468cm" svg:height="0.938cm" svg:x="6.352cm" svg:y="1.299cm">
          <text:p text:style-name="P1"><text:span text:style-name="T1">Отображение</text:span></text:p>
          <text:p text:style-name="P1"><text:span text:style-name="T1">состояний</text:span></text:p>
          <text:p text:style-name="P1"><text:span text:style-name="T1">каждого аппарата</text:span></text:p>
        </draw:ellipse>
        <draw:ellipse draw:style-name="gr9" draw:text-style-name="P3" draw:layer="layout" svg:width="3.468cm" svg:height="0.938cm" svg:x="6.352cm" svg:y="2.399cm">
          <text:p text:style-name="P1"><text:span text:style-name="T1">Отдельные</text:span></text:p>
          <text:p text:style-name="P1"><text:span text:style-name="T1">отображение тревожных</text:span></text:p>
          <text:p text:style-name="P1"><text:span text:style-name="T1">сообщений</text:span></text:p>
        </draw:ellipse>
        <draw:ellipse draw:style-name="gr9" draw:text-style-name="P3" draw:layer="layout" svg:width="3.468cm" svg:height="0.938cm" svg:x="6.352cm" svg:y="3.599cm">
          <text:p text:style-name="P1"><text:span text:style-name="T1">Отправка оповещения</text:span></text:p>
          <text:p text:style-name="P1"><text:span text:style-name="T1">о реакции на тревожное </text:span></text:p>
          <text:p text:style-name="P1"><text:span text:style-name="T1">состояние</text:span></text:p>
        </draw:ellipse>
        <draw:ellipse draw:style-name="gr10" draw:text-style-name="P3" draw:layer="layout" svg:width="3.468cm" svg:height="0.938cm" svg:x="6.152cm" svg:y="5.599cm">
          <text:p text:style-name="P1"><text:span text:style-name="T1">Отображение</text:span></text:p>
          <text:p text:style-name="P1"><text:span text:style-name="T1">тревожных</text:span></text:p>
          <text:p text:style-name="P1"><text:span text:style-name="T1">состояний</text:span></text:p>
        </draw:ellipse>
        <draw:ellipse draw:style-name="gr10" draw:text-style-name="P3" draw:layer="layout" svg:width="3.881cm" svg:height="1cm" svg:x="5.939cm" svg:y="6.737cm">
          <text:p text:style-name="P1"><text:span text:style-name="T1">Отображение </text:span></text:p>
          <text:p text:style-name="P1"><text:span text:style-name="T1">реакций наблюдателя (1-го уровня)</text:span></text:p>
          <text:p text:style-name="P1"><text:span text:style-name="T1">на тревожные состояния</text:span></text:p>
        </draw:ellipse>
        <draw:frame draw:style-name="gr3" draw:layer="layout" svg:width="3.055cm" svg:height="0.963cm" svg:x="10.508cm" svg:y="4.009cm">
          <draw:text-box>
            <text:p>Система</text:p>
          </draw:text-box>
        </draw:frame>
        <draw:line draw:style-name="gr2" draw:text-style-name="P1" draw:layer="layout" svg:x1="1.999cm" svg:y1="9.132cm" svg:x2="19.321cm" svg:y2="9.132cm">
          <text:p/>
        </draw:line>
        <draw:g>
          <draw:circle draw:style-name="gr7" draw:text-style-name="P1" draw:layer="layout" svg:width="0.481cm" svg:height="0.482cm" svg:x="2.125cm" svg:y="9.384cm">
            <text:p/>
          </draw:circle>
          <draw:line draw:style-name="gr2" draw:text-style-name="P1" draw:layer="layout" svg:x1="2.383cm" svg:y1="9.865cm" svg:x2="2.383cm" svg:y2="10.559cm">
            <text:p/>
          </draw:line>
          <draw:line draw:style-name="gr2" draw:text-style-name="P1" draw:layer="layout" svg:x1="1.918cm" svg:y1="10.073cm" svg:x2="2.826cm" svg:y2="10.073cm">
            <text:p/>
          </draw:line>
          <draw:line draw:style-name="gr2" draw:text-style-name="P1" draw:layer="layout" svg:x1="2.383cm" svg:y1="10.56cm" svg:x2="1.938cm" svg:y2="11.05cm">
            <text:p/>
          </draw:line>
          <draw:line draw:style-name="gr2" draw:text-style-name="P1" draw:layer="layout" svg:x1="2.828cm" svg:y1="11.05cm" svg:x2="2.383cm" svg:y2="10.56cm">
            <text:p/>
          </draw:line>
        </draw:g>
        <draw:frame draw:style-name="gr3" draw:text-style-name="P2" draw:layer="layout" svg:width="1.298cm" svg:height="0.735cm" svg:x="1.724cm" svg:y="11.05cm">
          <draw:text-box>
            <text:p><text:span text:style-name="T1">Внеший</text:span></text:p>
            <text:p><text:span text:style-name="T1">аппарат</text:span></text:p>
          </draw:text-box>
        </draw:frame>
        <draw:frame draw:style-name="gr3" draw:text-style-name="P4" draw:layer="layout" svg:width="16.28cm" svg:height="4.581cm" svg:x="3.706cm" svg:y="9.132cm">
          <draw:text-box>
            <text:p><text:span text:style-name="T2">Внешний аппарат - </text:span><text:span text:style-name="T3">компьютер, который заключен в корпус и находится в помещении, либо вне</text:span></text:p>
            <text:p><text:span text:style-name="T3">помещения. Имеет сеть 220 В, Internet соединение.</text:span></text:p>
            <text:p><text:span text:style-name="T2">Оповещение о состоянии - </text:span><text:span text:style-name="T3">периодически, система должна получать оповещения о состоянии</text:span></text:p>
            <text:p><text:span text:style-name="T3">аппарата ( online ), если система не получает оповещение, то это становится тревожным </text:span></text:p>
            <text:p><text:span text:style-name="T3">сообщением «Аппарат OffLine»</text:span></text:p>
            <text:p><text:span text:style-name="T2">Тревожные оповещения - </text:span><text:span text:style-name="T3">события, который прочитаны с внешних датчиков и должны быть </text:span></text:p>
            <text:p><text:span text:style-name="T3">отправлены в систему незамедлительно, возможные варианты оповещений:</text:span></text:p>
            <text:p><text:span text:style-name="T3"><text:tab/></text:span><text:span text:style-name="T3">- тряска ( удары по корпусу )</text:span></text:p>
            <text:p><text:span text:style-name="T3"><text:tab/></text:span><text:span text:style-name="T3">- нарушение целостности ( разрыв/разъединение/открытие движущихся частей, </text:span></text:p>
            <text:p><text:span text:style-name="T3"><text:tab/></text:span><text:span text:style-name="T3">например, дверей )</text:span></text:p>
            <text:p><text:span text:style-name="T3"><text:tab/></text:span><text:span text:style-name="T3">- отключение питания от аппарата ( нарушение подачи энергии 220 В на компьютер)</text:span></text:p>
          </draw:text-box>
        </draw:frame>
        <draw:g>
          <draw:circle draw:style-name="gr1" draw:text-style-name="P1" draw:layer="layout" svg:width="0.481cm" svg:height="0.482cm" svg:x="2.137cm" svg:y="14.982cm">
            <text:p/>
          </draw:circle>
          <draw:line draw:style-name="gr2" draw:text-style-name="P1" draw:layer="layout" svg:x1="2.395cm" svg:y1="15.463cm" svg:x2="2.395cm" svg:y2="16.157cm">
            <text:p/>
          </draw:line>
          <draw:line draw:style-name="gr2" draw:text-style-name="P1" draw:layer="layout" svg:x1="1.93cm" svg:y1="15.671cm" svg:x2="2.838cm" svg:y2="15.671cm">
            <text:p/>
          </draw:line>
          <draw:line draw:style-name="gr2" draw:text-style-name="P1" draw:layer="layout" svg:x1="2.395cm" svg:y1="16.158cm" svg:x2="1.95cm" svg:y2="16.648cm">
            <text:p/>
          </draw:line>
          <draw:line draw:style-name="gr2" draw:text-style-name="P1" draw:layer="layout" svg:x1="2.84cm" svg:y1="16.648cm" svg:x2="2.395cm" svg:y2="16.158cm">
            <text:p/>
          </draw:line>
        </draw:g>
        <draw:frame draw:style-name="gr3" draw:text-style-name="P2" draw:layer="layout" svg:width="1.84cm" svg:height="0.735cm" svg:x="1.465cm" svg:y="16.648cm">
          <draw:text-box>
            <text:p><text:span text:style-name="T1">Наблюдатель</text:span></text:p>
            <text:p><text:span text:style-name="T1">1-ого уровня</text:span></text:p>
          </draw:text-box>
        </draw:frame>
        <draw:g>
          <draw:circle draw:style-name="gr4" draw:text-style-name="P1" draw:layer="layout" svg:width="0.481cm" svg:height="0.482cm" svg:x="2.058cm" svg:y="21.039cm">
            <text:p/>
          </draw:circle>
          <draw:line draw:style-name="gr2" draw:text-style-name="P1" draw:layer="layout" svg:x1="2.316cm" svg:y1="21.52cm" svg:x2="2.316cm" svg:y2="22.214cm">
            <text:p/>
          </draw:line>
          <draw:line draw:style-name="gr2" draw:text-style-name="P1" draw:layer="layout" svg:x1="1.851cm" svg:y1="21.728cm" svg:x2="2.759cm" svg:y2="21.728cm">
            <text:p/>
          </draw:line>
          <draw:line draw:style-name="gr2" draw:text-style-name="P1" draw:layer="layout" svg:x1="2.316cm" svg:y1="22.215cm" svg:x2="1.871cm" svg:y2="22.705cm">
            <text:p/>
          </draw:line>
          <draw:line draw:style-name="gr2" draw:text-style-name="P1" draw:layer="layout" svg:x1="2.761cm" svg:y1="22.705cm" svg:x2="2.316cm" svg:y2="22.215cm">
            <text:p/>
          </draw:line>
        </draw:g>
        <draw:frame draw:style-name="gr3" draw:text-style-name="P2" draw:layer="layout" svg:width="1.84cm" svg:height="0.735cm" svg:x="1.386cm" svg:y="22.705cm">
          <draw:text-box>
            <text:p><text:span text:style-name="T1">Наблюдатель</text:span></text:p>
            <text:p><text:span text:style-name="T1">2-го уровня</text:span></text:p>
          </draw:text-box>
        </draw:frame>
        <draw:frame draw:style-name="gr11" draw:text-style-name="P4" draw:layer="layout" svg:width="16.652cm" svg:height="6.224cm" svg:x="3.606cm" svg:y="13.732cm">
          <draw:text-box>
            <text:p><text:span text:style-name="T2">Наблюдатель первого уровня - </text:span><text:span text:style-name="T3">подразумевается программное обеспечение в виде десктопного</text:span></text:p>
            <text:p><text:span text:style-name="T3">приложения, которое будет установлено и доступно для человека, либо группы лиц.</text:span></text:p>
            <text:p><text:span text:style-name="T4">Отображение состояний каждого аппарата - </text:span><text:span text:style-name="T5">просмотр всех «внешних аппаратов» </text:span></text:p>
            <text:p><text:span text:style-name="T5">на состояние OnLine</text:span></text:p>
            <text:p><text:span text:style-name="T4">Отдельное отображение тревожных сообщений </text:span><text:span text:style-name="T5">- получение тревожных сообщений </text:span></text:p>
            <text:p><text:span text:style-name="T5">от «внешних аппаратов» ( отдельное - подразумевается особое выделение тревожных сообщений</text:span></text:p>
            <text:p><text:span text:style-name="T5">из всевозможных не тревожных сообщений; другими словами, например, если ПО отображает</text:span></text:p>
            <text:p><text:span text:style-name="T5">все состояния автоматов в виде таблицы, то тревожные сообщения, во время их возникновения,</text:span></text:p>
            <text:p><text:span text:style-name="T5">нужно помещать в верхнюю часть этой таблицы )</text:span></text:p>
            <text:p><text:span text:style-name="T4">Отправка оповещения на реакцию на тревожное состояние - </text:span><text:span text:style-name="T5">каждое тревожное состояние</text:span></text:p>
            <text:p><text:span text:style-name="T5">получает статусы: </text:span></text:p>
            <text:p><text:span text:style-name="T5"><text:tab/></text:span><text:span text:style-name="T5">Активно, </text:span></text:p>
            <text:p><text:span text:style-name="T5"><text:tab/></text:span><text:span text:style-name="T5">В процессе погашения ( возможны подстатусы ) </text:span></text:p>
            <text:p><text:span text:style-name="T5"><text:tab/></text:span><text:span text:style-name="T5">Закрыто ( возможны подстатусы )</text:span></text:p>
            <text:p><text:span text:style-name="T5"><text:tab/></text:span><text:span text:style-name="T5">Проблема не решена ( возможны подстатусы )</text:span></text:p>
          </draw:text-box>
        </draw:frame>
        <draw:frame draw:style-name="gr3" draw:text-style-name="P4" draw:layer="layout" svg:width="16.537cm" svg:height="4.209cm" svg:x="3.669cm" svg:y="20.132cm">
          <draw:text-box>
            <text:p><text:span text:style-name="T2">Наблюдатель второго уровня - </text:span><text:span text:style-name="T3">подразумевается программное обеспечение в виде десктопного</text:span></text:p>
            <text:p><text:span text:style-name="T3">приложения и приложения, доступного для мобильного устройства ( либо лёгкий HTML ресурс,</text:span></text:p>
            <text:p><text:span text:style-name="T3">либо J2ME application, либо .Net Application ).</text:span></text:p>
            <text:p><text:span text:style-name="T4">Отображение тревожных сообщений </text:span><text:span text:style-name="T5">- все тревожные состояния, которые получены</text:span></text:p>
            <text:p><text:span text:style-name="T5">от аппаратов. ( аналог тревожных состояний для Наблюдателя 1-го уровня, без выделения</text:span></text:p>
            <text:p><text:span text:style-name="T5">состояния )</text:span></text:p>
            <text:p><text:span text:style-name="T4">Отображение реакции наблюдателя 1-го уровня на тревожные состояния - </text:span><text:span text:style-name="T5">получение</text:span></text:p>
            <text:p><text:span text:style-name="T5">статусов оповещения на тревожные состояния </text:span></text:p>
            <text:p><text:span text:style-name="T4">Отчеты - </text:span><text:span text:style-name="T5">получение в табличном виде отчетов о работе системы ( например: кол-во тревожных </text:span></text:p>
            <text:p><text:span text:style-name="T5">сообщений, в разрезе статусов по аппаратам и/или по дням)</text:span></text:p>
          </draw:text-box>
        </draw:frame>
        <draw:ellipse draw:style-name="gr10" draw:text-style-name="P3" draw:layer="layout" svg:width="3.468cm" svg:height="0.938cm" svg:x="6.152cm" svg:y="7.899cm">
          <text:p text:style-name="P1"><text:span text:style-name="T1">Отчёты</text:span></text:p>
        </draw:ellipse>
        <draw:line draw:style-name="gr2" draw:text-style-name="P1" draw:layer="layout" svg:x1="7.913cm" svg:y1="13.732cm" svg:x2="12.986cm" svg:y2="13.732cm">
          <text:p/>
        </draw:line>
        <draw:line draw:style-name="gr2" draw:text-style-name="P1" draw:layer="layout" svg:x1="7.914cm" svg:y1="20.032cm" svg:x2="12.987cm" svg:y2="20.032cm">
          <text:p/>
        </draw:line>
        <draw:ellipse draw:style-name="gr8" draw:text-style-name="P3" draw:layer="layout" svg:width="2.532cm" svg:height="0.552cm" svg:x="14.2cm" svg:y="3.813cm">
          <text:p text:style-name="P1"><text:span text:style-name="T1">Управляющие</text:span></text:p>
          <text:p text:style-name="P1"><text:span text:style-name="T1">сигналы</text:span></text:p>
        </draw:ellipse>
        <draw:line draw:style-name="gr6" draw:text-style-name="P1" draw:layer="layout" svg:x1="16.52cm" svg:y1="3.789cm" svg:x2="18.538cm" svg:y2="3.789cm">
          <text:p/>
        </draw:line>
        <draw:g>
          <draw:circle draw:style-name="gr12" draw:text-style-name="P1" draw:layer="layout" svg:width="0.481cm" svg:height="0.482cm" svg:x="2.106cm" svg:y="24.64cm">
            <text:p/>
          </draw:circle>
          <draw:line draw:style-name="gr2" draw:text-style-name="P1" draw:layer="layout" svg:x1="2.364cm" svg:y1="25.121cm" svg:x2="2.364cm" svg:y2="25.815cm">
            <text:p/>
          </draw:line>
          <draw:line draw:style-name="gr2" draw:text-style-name="P1" draw:layer="layout" svg:x1="1.899cm" svg:y1="25.329cm" svg:x2="2.807cm" svg:y2="25.329cm">
            <text:p/>
          </draw:line>
          <draw:line draw:style-name="gr2" draw:text-style-name="P1" draw:layer="layout" svg:x1="2.364cm" svg:y1="25.816cm" svg:x2="1.919cm" svg:y2="26.306cm">
            <text:p/>
          </draw:line>
          <draw:line draw:style-name="gr2" draw:text-style-name="P1" draw:layer="layout" svg:x1="2.809cm" svg:y1="26.306cm" svg:x2="2.364cm" svg:y2="25.816cm">
            <text:p/>
          </draw:line>
        </draw:g>
        <draw:frame draw:style-name="gr3" draw:text-style-name="P2" draw:layer="layout" svg:width="1.552cm" svg:height="0.493cm" svg:x="1.578cm" svg:y="26.306cm">
          <draw:text-box>
            <text:p><text:span text:style-name="T1">Контролер</text:span></text:p>
          </draw:text-box>
        </draw:frame>
        <draw:line draw:style-name="gr2" draw:text-style-name="P1" draw:layer="layout" svg:x1="7.915cm" svg:y1="24.432cm" svg:x2="12.988cm" svg:y2="24.432cm">
          <text:p/>
        </draw:line>
        <draw:frame draw:style-name="gr3" draw:text-style-name="P4" draw:layer="layout" svg:width="16.292cm" svg:height="2.213cm" svg:x="3.67cm" svg:y="24.633cm">
          <draw:text-box>
            <text:p><text:span text:style-name="T2">Контролер - </text:span><text:span text:style-name="T3">подразумевается программное обеспечение в виде приложения для мобильного</text:span></text:p>
            <text:p><text:span text:style-name="T3">телефона, либо КПК, которое позволяет управлять тревожными состояниями аппарата,</text:span></text:p>
            <text:p><text:span text:style-name="T3">точнее отключениями этих состояний на период проведения плановых/профилактических работ</text:span></text:p>
            <text:p><text:span text:style-name="T3">( удаление аппарата с предназначеного для него места из-за: поломки, перемещения )</text:span></text:p>
            <text:p><text:span text:style-name="T5"/></text:p>
          </draw:text-box>
        </draw:frame>
        <draw:g>
          <draw:circle draw:style-name="gr12" draw:text-style-name="P1" draw:layer="layout" svg:width="0.481cm" svg:height="0.482cm" svg:x="18.839cm" svg:y="5.861cm">
            <text:p/>
          </draw:circle>
          <draw:line draw:style-name="gr2" draw:text-style-name="P1" draw:layer="layout" svg:x1="19.097cm" svg:y1="6.342cm" svg:x2="19.097cm" svg:y2="7.036cm">
            <text:p/>
          </draw:line>
          <draw:line draw:style-name="gr2" draw:text-style-name="P1" draw:layer="layout" svg:x1="18.632cm" svg:y1="6.55cm" svg:x2="19.54cm" svg:y2="6.55cm">
            <text:p/>
          </draw:line>
          <draw:line draw:style-name="gr2" draw:text-style-name="P1" draw:layer="layout" svg:x1="19.097cm" svg:y1="7.037cm" svg:x2="18.652cm" svg:y2="7.527cm">
            <text:p/>
          </draw:line>
          <draw:line draw:style-name="gr2" draw:text-style-name="P1" draw:layer="layout" svg:x1="19.542cm" svg:y1="7.527cm" svg:x2="19.097cm" svg:y2="7.037cm">
            <text:p/>
          </draw:line>
        </draw:g>
        <draw:frame draw:style-name="gr3" draw:text-style-name="P2" draw:layer="layout" svg:width="1.552cm" svg:height="0.493cm" svg:x="18.311cm" svg:y="7.527cm">
          <draw:text-box>
            <text:p><text:span text:style-name="T1">Контролер</text:span></text:p>
          </draw:text-box>
        </draw:frame>
        <draw:ellipse draw:style-name="gr13" draw:text-style-name="P3" draw:layer="layout" svg:width="2.532cm" svg:height="0.552cm" svg:x="14.2cm" svg:y="6.413cm">
          <text:p text:style-name="P1"><text:span text:style-name="T1">Управляющие</text:span></text:p>
          <text:p text:style-name="P1"><text:span text:style-name="T1">сигналы</text:span></text:p>
        </draw:ellipse>
        <draw:line draw:style-name="gr6" draw:text-style-name="P1" draw:layer="layout" svg:x1="18.538cm" svg:y1="6.989cm" svg:x2="16.52cm" svg:y2="6.989cm">
          <text:p/>
        </draw:line>
      </draw:page>
      <draw:page draw:name="page2" draw:style-name="dp1" draw:master-page-name="Обычный">
        <office:forms form:automatic-focus="false" form:apply-design-mode="false"/>
        <draw:frame draw:style-name="gr3" draw:layer="layout" svg:width="8.668cm" svg:height="0.963cm" svg:x="5.797cm" svg:y="0.037cm">
          <draw:text-box>
            <text:p>Программное обеспечение:</text:p>
          </draw:text-box>
        </draw:frame>
        <draw:frame draw:style-name="gr3" draw:text-style-name="P4" draw:layer="layout" svg:width="3.702cm" svg:height="0.657cm" svg:x="1.397cm" svg:y="1.038cm">
          <draw:text-box>
            <text:p><text:span text:style-name="T2">Внешний аппарат:</text:span></text:p>
          </draw:text-box>
        </draw:frame>
        <draw:frame draw:style-name="gr3" draw:text-style-name="P5" draw:layer="layout" svg:width="17.41cm" svg:height="6.48cm" svg:x="1.397cm" svg:y="1.639cm">
          <draw:text-box>
            <text:p><text:span text:style-name="T3"><text:tab/></text:span><text:span text:style-name="T3">Приложение, которое осуществляет сбор данных с датчиков ( возможно, двухсторонний обмен </text:span></text:p>
            <text:p><text:span text:style-name="T3">данными) и одновременно имеет двухсторонний обмен с системой.</text:span></text:p>
            <text:p><text:span text:style-name="T6"><text:tab/></text:span><text:span text:style-name="T6">аппаратное обеспечение:</text:span></text:p>
            <text:p><text:span text:style-name="T5"><text:tab/></text:span><text:span text:style-name="T5">а) промышленный GSM модуль, </text:span></text:p>
            <text:p><text:span text:style-name="T5"><text:tab/></text:span><text:span text:style-name="T5">б) soft-решение, на базе Java Virtual Machine и COM-порта</text:span></text:p>
            <text:p><text:span text:style-name="T5"><text:tab/></text:span><text:span text:style-name="T5">микроконтроллеры, датчики ( с возможностью горизонтального наращивания </text:span></text:p>
            <text:p><text:span text:style-name="T5">в масштабах модуля, т.е. наращивания кол-ва микроконтроллеров и датчиков, которые подчинены им )</text:span></text:p>
            <text:p><text:span text:style-name="T5"><text:tab/></text:span><text:span text:style-name="T5">возможные варианты событий, о которых может быть проинформирована система:</text:span></text:p>
            <text:p><text:span text:style-name="T5"><text:tab/></text:span><text:span text:style-name="T5">- удары по корпусу аппарата</text:span></text:p>
            <text:p><text:span text:style-name="T5"><text:tab/></text:span><text:span text:style-name="T5">- отключение подачи энергии</text:span></text:p>
            <text:p><text:span text:style-name="T5"><text:tab/></text:span><text:span text:style-name="T5">- различные нарушения целостности, либо же открытие движущихся частей</text:span></text:p>
            <text:p><text:span text:style-name="T5"><text:tab/></text:span><text:span text:style-name="T5">( - повышение температуры </text:span></text:p>
            <text:p><text:span text:style-name="T5"><text:tab/></text:span><text:span text:style-name="T5"> <text:s/></text:span><text:span text:style-name="T5">- влажность</text:span></text:p>
            <text:p><text:span text:style-name="T5"><text:tab/></text:span><text:span text:style-name="T5"> <text:s/></text:span><text:span text:style-name="T5">- дым </text:span></text:p>
            <text:p><text:span text:style-name="T5"><text:tab/></text:span><text:span text:style-name="T5"> <text:s/></text:span><text:span text:style-name="T5">- датчик наклона )</text:span></text:p>
            <text:p><text:span text:style-name="T3"/></text:p>
          </draw:text-box>
        </draw:frame>
        <draw:frame draw:style-name="gr3" draw:text-style-name="P4" draw:layer="layout" svg:width="18.739cm" svg:height="3.402cm" svg:x="1.397cm" svg:y="7.739cm">
          <draw:text-box>
            <text:p><text:span text:style-name="T2">Система:</text:span></text:p>
            <text:p><text:span text:style-name="T2"><text:tab/></text:span><text:span text:style-name="T3">серверное приложение ( J2EE ) которое осуществляет обмен данными между внешними аппаратами, </text:span></text:p>
            <text:p><text:span text:style-name="T3">предоставляет сервисы для приложений «наблюдателя 1-го ранга» и приложения «наблядателя 2-го ранга»</text:span></text:p>
            <text:p><text:span text:style-name="T3">( так же может быть расширено как по горизонтали, так и по вертикали )</text:span></text:p>
            <text:p><text:span text:style-name="T3"><text:tab/></text:span><text:span text:style-name="T6">аппаратное обеспечение:</text:span></text:p>
            <text:p><text:span text:style-name="T5">компьютер класса Pentium 4, имеющий постоянное подключение к сети интернет по выделенному каналу,</text:span></text:p>
            <text:p><text:span text:style-name="T5">с постоянным IP адресом. ( либо же покупка/аренда выделенного сервера у провайдера, либо же выделенного</text:span></text:p>
            <text:p><text:span text:style-name="T5">виртуального сервера )</text:span></text:p>
          </draw:text-box>
        </draw:frame>
        <draw:frame draw:style-name="gr3" draw:text-style-name="P4" draw:layer="layout" svg:width="17.757cm" svg:height="3.013cm" svg:x="1.397cm" svg:y="11.74cm">
          <draw:text-box>
            <text:p><text:span text:style-name="T2">Приложение для наблюдателя первого ранга:</text:span></text:p>
            <text:p><text:span text:style-name="T2"><text:tab/></text:span><text:span text:style-name="T3">десктопное (J2SE, Win32, .NET)приложение, которое в условиях, близких к реальному времени </text:span></text:p>
            <text:p><text:span text:style-name="T3">осуществляет информационный обмен с системой, получая данные о событиях от внешних аппаратов и </text:span></text:p>
            <text:p><text:span text:style-name="T3">оповещая систему о выполненных действиях, в ответ на тревожные состояния</text:span></text:p>
            <text:p><text:span text:style-name="T3"><text:tab/></text:span><text:span text:style-name="T6">аппаратное обеспечение</text:span><text:span text:style-name="T3"><text:tab/></text:span></text:p>
            <text:p><text:span text:style-name="T3">компьютер, подключенный к сети интернет ( желательно не радиоканал, т.к. данные должны поступать </text:span></text:p>
            <text:p><text:span text:style-name="T3">в условиях, приближенных к реальному времени )</text:span></text:p>
          </draw:text-box>
        </draw:frame>
        <draw:frame draw:style-name="gr3" draw:text-style-name="P4" draw:layer="layout" svg:width="18.867cm" svg:height="5.74cm" svg:x="1.398cm" svg:y="15.541cm">
          <draw:text-box>
            <text:p><text:span text:style-name="T2">Приложение для наблюдателя второго ранга:</text:span></text:p>
            <text:p><text:span text:style-name="T2"><text:tab/></text:span><text:span text:style-name="T2">( или же реализации всех, или же реализации одного из)</text:span></text:p>
            <text:p><text:span text:style-name="T3"><text:tab/></text:span><text:span text:style-name="T3">Цель данного программного обеспечения - контроль за отработкой тревожных сигналов от наблюдателя</text:span></text:p>
            <text:p><text:span text:style-name="T3">или наблюдателей первого ранга ( которые «гасят» тревожные события действиями своих сотрудников на </text:span></text:p>
            <text:p><text:span text:style-name="T3">местах, о чём свидетельствуют их действия в приложении для наблюдателей первого уровня). Второстепенная</text:span></text:p>
            <text:p><text:span text:style-name="T3">функция - всевозможные отчёты о работе наблюдателей и тревожных событиях внешних аппаратов.</text:span></text:p>
            <text:p><text:span text:style-name="T3"><text:tab/></text:span><text:span text:style-name="T3">- J2EE application ( simple HTML/JavaScript )</text:span></text:p>
            <text:p><text:span text:style-name="T3"><text:tab/></text:span><text:span text:style-name="T3">- J2ME application ( мобильные устройства )</text:span></text:p>
            <text:p><text:span text:style-name="T3"><text:tab/></text:span><text:span text:style-name="T3">- .NET application (мобильные устройства и/или полноценная ОС )</text:span></text:p>
            <text:p><text:span text:style-name="T3"><text:tab/></text:span><text:span text:style-name="T3">- J2SE application (богатые мобильные устройства или полноценная ОС )</text:span></text:p>
            <text:p><text:span text:style-name="T3"><text:tab/></text:span><text:span text:style-name="T3">- Win32 application ( Windows приложение )</text:span></text:p>
            <text:p><text:span text:style-name="T6">аппаратное обеспечение:</text:span></text:p>
            <text:p><text:span text:style-name="T6"><text:tab/></text:span><text:span text:style-name="T5">мобильный телефон с поддержкой J2ME 2.0 .. компьютер, с установленной операционной системой и </text:span></text:p>
            <text:p><text:span text:style-name="T5">имеющимся подключением к сети Интернет.</text:span></text:p>
          </draw:text-box>
        </draw:frame>
        <draw:frame draw:style-name="gr3" draw:text-style-name="P4" draw:layer="layout" svg:width="18.55cm" svg:height="4.945cm" svg:x="1.399cm" svg:y="21.741cm">
          <draw:text-box>
            <text:p><text:span text:style-name="T2">Приложение контролеров:</text:span></text:p>
            <text:p><text:span text:style-name="T3"><text:tab/></text:span><text:span text:style-name="T3">Цель данного программного обеспечения - уведомление системы о не оповещении наблюдателей о</text:span></text:p>
            <text:p><text:span text:style-name="T3">тревожных событиях ( нарушение целостности/состояния аппарата, отключение энергии, отключение связи </text:span></text:p>
            <text:p><text:span text:style-name="T3">с системой ...) с целью проведения плановых/профилактических мероприятий.</text:span></text:p>
            <text:p><text:span text:style-name="T3"><text:tab/></text:span><text:span text:style-name="T3">- J2EE application ( simple HTML/JavaScript )</text:span></text:p>
            <text:p><text:span text:style-name="T3"><text:tab/></text:span><text:span text:style-name="T3">- J2ME application ( мобильные устройства )</text:span></text:p>
            <text:p><text:span text:style-name="T3"><text:tab/></text:span><text:span text:style-name="T3">- .NET application (мобильные устройства и/или полноценная ОС )</text:span></text:p>
            <text:p><text:span text:style-name="T3"><text:tab/></text:span><text:span text:style-name="T3">- J2SE application (богатые мобильные устройства или полноценная ОС )</text:span></text:p>
            <text:p><text:span text:style-name="T3"><text:tab/></text:span><text:span text:style-name="T3">- Win32 application ( Windows приложение )</text:span></text:p>
            <text:p><text:span text:style-name="T6">аппаратное обеспечение:</text:span></text:p>
            <text:p><text:span text:style-name="T6"><text:tab/></text:span><text:span text:style-name="T5">мобильный телефон с поддержкой J2ME 2.0 .. компьютер, с установленной операционной системой и </text:span></text:p>
            <text:p><text:span text:style-name="T5">имеющимся подключением к сети Интернет.</text:span></text:p>
          </draw:text-box>
        </draw:frame>
      </draw:page>
      <draw:page draw:name="page3" draw:style-name="dp1" draw:master-page-name="Обычный">
        <office:forms form:automatic-focus="false" form:apply-design-mode="false"/>
        <draw:rect draw:style-name="gr14" draw:text-style-name="P1" draw:id="id16" draw:layer="layout" svg:width="8.216cm" svg:height="9.219cm" svg:x="8.077cm" svg:y="1.225cm">
          <draw:glue-point draw:id="4" svg:x="-5cm" svg:y="-3.398cm"/>
          <draw:glue-point draw:id="5" svg:x="-5cm" svg:y="2.915cm"/>
          <text:p/>
        </draw:rect>
        <draw:frame draw:style-name="gr3" draw:layer="layout" svg:width="8.461cm" svg:height="0.963cm" svg:x="7cm" svg:y="0.037cm">
          <draw:text-box>
            <text:p>Составные части системы </text:p>
          </draw:text-box>
        </draw:frame>
        <draw:custom-shape draw:style-name="gr15" draw:text-style-name="P6" draw:layer="layout" svg:width="2.458cm" svg:height="3.606cm" svg:x="13.17cm" svg:y="3.647cm">
          <draw:glue-point draw:id="9" svg:x="-5cm" svg:y="-1.946cm"/>
          <draw:glue-point draw:id="10" svg:x="-5cm" svg:y="2.207cm"/>
          <text:p text:style-name="P1"><text:span text:style-name="T2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6" draw:text-style-name="P6" draw:id="id4" draw:layer="layout" svg:width="2.716cm" svg:height="1.499cm" svg:x="9.148cm" svg:y="8.581cm">
          <draw:glue-point draw:id="8" svg:x="-2.757cm" svg:y="4.976cm"/>
          <draw:glue-point draw:id="9" svg:x="2.673cm" svg:y="3.282cm"/>
          <text:p text:style-name="P1"><text:span text:style-name="T2">WebServic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7" draw:text-style-name="P6" draw:id="id2" draw:layer="layout" svg:width="6.391cm" svg:height="1.874cm" svg:x="1cm" svg:y="12.159cm">
          <text:p text:style-name="P1"><text:span text:style-name="T2"/></text:p>
          <text:p text:style-name="P1"><text:span text:style-name="T2">Module</text:span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6" draw:id="id5" draw:layer="layout" svg:width="2.318cm" svg:height="0.726cm" svg:x="8.643cm" svg:y="13.191cm">
          <text:p text:style-name="P1"><text:span text:style-name="T2">Modul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7" draw:id="id13" draw:layer="layout" svg:width="5.1cm" svg:height="1.827cm" svg:x="1.194cm" svg:y="4.249cm">
          <draw:glue-point draw:id="8" svg:x="5cm" svg:y="-2.49cm"/>
          <draw:glue-point draw:id="9" svg:x="5cm" svg:y="2.233cm"/>
          <text:p text:style-name="P1"><text:span text:style-name="T2">FenomenMonitor</text:span></text:p>
          <text:p text:style-name="P1"><text:span text:style-name="T7">Система OnLine</text:span></text:p>
          <text:p text:style-name="P1"><text:span text:style-name="T7">оповещения</text:span></text:p>
          <text:p text:style-name="P1"><text:span text:style-name="T7">(J2SE -&gt;JNLP or Apple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7" draw:id="id17" draw:layer="layout" svg:width="5.1cm" svg:height="1.827cm" svg:x="1.166cm" svg:y="7.503cm">
          <text:p text:style-name="P1"><text:span text:style-name="T2">FenomenMonitorSecondLevel</text:span></text:p>
          <text:p text:style-name="P1"><text:span text:style-name="T7">Система настроек</text:span></text:p>
          <text:p text:style-name="P1"><text:span text:style-name="T7">удаленных модулей</text:span></text:p>
          <text:p text:style-name="P1"><text:span text:style-name="T7"><text:s/></text:span><text:span text:style-name="T7">( GWT HTML 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1" draw:layer="layout" draw:type="line" svg:x1="2.531cm" svg:y1="11.311cm" svg:x2="4.195cm" svg:y2="12.159cm" draw:start-shape="id1" draw:start-glue-point="6" draw:end-shape="id2" draw:end-glue-point="4" svg:d="m2531 11311 1664 848">
          <text:p/>
        </draw:connector>
        <draw:connector draw:style-name="gr20" draw:text-style-name="P1" draw:layer="layout" draw:type="line" svg:x1="8.634cm" svg:y1="11.071cm" svg:x2="11.231cm" svg:y2="9.821cm" draw:start-shape="id3" draw:start-glue-point="4" draw:end-shape="id4" draw:end-glue-point="9" svg:d="m8634 11071 2597-1250">
          <text:p/>
        </draw:connector>
        <draw:connector draw:style-name="gr20" draw:text-style-name="P1" draw:layer="layout" draw:type="line" svg:x1="8.634cm" svg:y1="12.143cm" svg:x2="9.801cm" svg:y2="13.191cm" draw:start-shape="id3" draw:start-glue-point="6" draw:end-shape="id5" draw:end-glue-point="4" svg:d="m8634 12143 1167 1048">
          <text:p/>
        </draw:connector>
        <draw:frame draw:name="ProtocolModule" draw:style-name="gr21" draw:text-style-name="P7" draw:layer="layout" svg:width="7.335cm" svg:height="4.485cm" svg:x="1.4cm" svg:y="16.062cm">
          <draw:text-box>
            <text:p text:style-name="P1"><text:span text:style-name="T2">Protocol Module</text:span></text:p>
            <text:p><text:span text:style-name="T8">протокол, который производит общение </text:span></text:p>
            <text:p><text:span text:style-name="T8">удаленного модуля с WebService системы,</text:span></text:p>
            <text:p><text:span text:style-name="T8">и включает в себя отдельные задачи:</text:span></text:p>
            <text:p><text:span text:style-name="T8">1. модуль посылает HeartBeat на сервер</text:span></text:p>
            <text:p><text:span text:style-name="T8">и получает уведомление о задачах</text:span></text:p>
            <text:p><text:span text:style-name="T8">2. модуль посылает Alarm</text:span></text:p>
            <text:p><text:span text:style-name="T8">3. модуль запрашивает Task</text:span></text:p>
            <text:p><text:span text:style-name="T8">4. модуль посылает TaskResponse</text:span></text:p>
            <text:p><text:span text:style-name="T8">5. модуль посылает уведомление (reboot)</text:span></text:p>
            <text:p><text:span text:style-name="T9"><text:tab/></text:span><text:span text:style-name="T9">Настройки протокола:</text:span></text:p>
            <text:p><text:span text:style-name="T8">1. период выхода в эфир</text:span></text:p>
            <text:p><text:span text:style-name="T8"/></text:p>
          </draw:text-box>
          <svg:title>ProtocolModule</svg:title>
        </draw:frame>
        <draw:custom-shape draw:style-name="gr22" draw:text-style-name="P8" draw:id="id8" draw:layer="layout" svg:width="1.766cm" svg:height="1.218cm" svg:x="5.571cm" svg:y="12.65cm">
          <text:p text:style-name="P1"><text:span text:style-name="T10">Devic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3" draw:text-style-name="P7" draw:id="id6" draw:layer="layout" svg:width="1.467cm" svg:height="0.879cm" svg:x="1.144cm" svg:y="13.052cm">
          <text:p text:style-name="P1"><text:span text:style-name="T7">Co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1" draw:layer="layout" draw:type="line" svg:x1="4.195cm" svg:y1="12.159cm" svg:x2="1.877cm" svg:y2="13.052cm" draw:start-shape="id2" draw:start-glue-point="4" draw:end-shape="id6" draw:end-glue-point="4" svg:d="m4195 12159-2318 893">
          <text:p/>
        </draw:connector>
        <draw:connector draw:style-name="gr24" draw:text-style-name="P1" draw:layer="layout" draw:type="line" svg:x1="3.437cm" svg:y1="13.481cm" svg:x2="2.611cm" svg:y2="13.491cm" draw:start-shape="id7" draw:start-glue-point="5" draw:end-shape="id6" draw:end-glue-point="7" svg:d="m3437 13481-826 10">
          <text:p/>
        </draw:connector>
        <draw:connector draw:style-name="gr24" draw:text-style-name="P1" draw:layer="layout" draw:type="line" svg:x1="4.881cm" svg:y1="13.481cm" svg:x2="5.571cm" svg:y2="13.259cm" draw:start-shape="id7" draw:end-shape="id8" svg:d="m4881 13481 690-222">
          <text:p/>
        </draw:connector>
        <draw:custom-shape draw:style-name="gr25" draw:text-style-name="P9" draw:id="id3" draw:layer="layout" svg:width="1.314cm" svg:height="1.072cm" svg:x="7.978cm" svg:y="11.071cm">
          <text:p text:style-name="P1"><text:span text:style-name="T11">Protocol</text:span></text:p>
          <text:p text:style-name="P1"><text:span text:style-name="T11">Modu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5" draw:text-style-name="P9" draw:id="id1" draw:layer="layout" svg:width="1.314cm" svg:height="1.072cm" svg:x="1.875cm" svg:y="10.239cm">
          <text:p text:style-name="P1"><text:span text:style-name="T11">Protocol</text:span></text:p>
          <text:p text:style-name="P1"><text:span text:style-name="T11">Modu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6" draw:text-style-name="P9" draw:id="id7" draw:layer="layout" svg:width="1.444cm" svg:height="0.859cm" svg:x="3.437cm" svg:y="13.052cm">
          <text:p text:style-name="P1"><text:span text:style-name="T11">Protocol</text:span></text:p>
          <text:p text:style-name="P1"><text:span text:style-name="T11">Devic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name="ProtocolSensor" draw:style-name="gr27" draw:text-style-name="P7" draw:layer="layout" svg:width="7.335cm" svg:height="6.292cm" svg:x="11.769cm" svg:y="16.258cm">
          <draw:text-box>
            <text:p text:style-name="P1"><text:span text:style-name="T2">Protocol Sensor</text:span></text:p>
            <text:p><text:span text:style-name="T8">протокол, который производит общение </text:span></text:p>
            <text:p><text:span text:style-name="T8">Core с Датчиками и включает в себя: </text:span></text:p>
            <text:p><text:span text:style-name="T8">- опрос устройств</text:span></text:p>
            <text:p><text:span text:style-name="T8">- выявление Alarm событий по устройствам.датчикам</text:span></text:p>
            <text:p><text:span text:style-name="T8">- задание настроек для датчиков</text:span></text:p>
            <text:p><text:span text:style-name="T8">- опрос наличия устройств и датчиков в системе</text:span></text:p>
            <text:p text:style-name="P1"><text:span text:style-name="T9">Настройки протокола:</text:span></text:p>
            <text:p><text:span text:style-name="T8">- настройка Alarm для датчиков (по значениям)</text:span></text:p>
            <text:p><text:span text:style-name="T8">- время опроса устройств</text:span></text:p>
          </draw:text-box>
          <svg:title>ProtocolModule</svg:title>
        </draw:frame>
        <draw:custom-shape draw:style-name="gr22" draw:text-style-name="P9" draw:layer="layout" svg:width="3.48cm" svg:height="2.393cm" svg:x="14.931cm" svg:y="20.017cm">
          <text:p text:style-name="P1"><text:span text:style-name="T11"><text:s text:c="6"/></text:span><text:span text:style-name="T11">Devic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8" draw:text-style-name="P9" draw:id="id9" draw:layer="layout" svg:width="1.98cm" svg:height="0.859cm" svg:x="12.04cm" svg:y="20.16cm">
          <text:p text:style-name="P1"><text:span text:style-name="T11">Checker</text:span></text:p>
          <text:p text:style-name="P1"><text:span text:style-name="T11">Information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8" draw:text-style-name="P9" draw:id="id11" draw:layer="layout" svg:width="1.98cm" svg:height="0.859cm" svg:x="12.04cm" svg:y="21.565cm">
          <text:p text:style-name="P1"><text:span text:style-name="T11">Checker</text:span></text:p>
          <text:p text:style-name="P1"><text:span text:style-name="T11">Alarm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9" draw:text-style-name="P1" draw:layer="layout" draw:type="line" svg:x1="14.02cm" svg:y1="20.589cm" svg:x2="15.06cm" svg:y2="20.745cm" draw:start-shape="id9" draw:start-glue-point="7" draw:end-shape="id10" draw:end-glue-point="3" svg:d="m14020 20589 1040 156">
          <text:p/>
        </draw:connector>
        <draw:connector draw:style-name="gr2" draw:text-style-name="P1" draw:layer="layout" draw:type="line" svg:x1="14.02cm" svg:y1="21.994cm" svg:x2="15.06cm" svg:y2="20.745cm" draw:start-shape="id11" draw:start-glue-point="7" draw:end-shape="id10" draw:end-glue-point="3" svg:d="m14020 21994 1040-1249">
          <text:p/>
        </draw:connector>
        <draw:rect draw:style-name="gr30" draw:text-style-name="P3" draw:id="id10" draw:layer="layout" svg:width="0.907cm" svg:height="0.434cm" svg:x="15.06cm" svg:y="20.528cm">
          <text:p text:style-name="P1"><text:span text:style-name="T1">Sensor</text:span></text:p>
        </draw:rect>
        <draw:rect draw:style-name="gr30" draw:text-style-name="P3" draw:layer="layout" svg:width="0.907cm" svg:height="0.434cm" svg:x="15.061cm" svg:y="21.128cm">
          <text:p text:style-name="P1"><text:span text:style-name="T1">Sensor</text:span></text:p>
        </draw:rect>
        <draw:rect draw:style-name="gr30" draw:text-style-name="P3" draw:layer="layout" svg:width="0.907cm" svg:height="0.434cm" svg:x="15.062cm" svg:y="21.728cm">
          <text:p text:style-name="P1"><text:span text:style-name="T1">Sensor</text:span></text:p>
        </draw:rect>
        <draw:connector draw:style-name="gr20" draw:text-style-name="P1" draw:layer="layout" draw:type="line" svg:x1="3.189cm" svg:y1="10.774cm" svg:x2="9.148cm" svg:y2="9.33cm" draw:start-shape="id1" draw:start-glue-point="7" draw:end-shape="id4" draw:end-glue-point="5" svg:d="m3189 10774 5959-1444">
          <text:p/>
        </draw:connector>
        <draw:custom-shape draw:style-name="gr15" draw:text-style-name="P7" draw:id="id15" draw:layer="layout" svg:width="5.1cm" svg:height="1.827cm" svg:x="1.194cm" svg:y="1.133cm">
          <text:p text:style-name="P1"><text:span text:style-name="T2">FenomenMonitorManager</text:span></text:p>
          <text:p text:style-name="P1"><text:span text:style-name="T7">управление мониторами</text:span></text:p>
          <text:p text:style-name="P1"><text:span text:style-name="T7">( create/edit/remove)</text:span></text:p>
          <text:p text:style-name="P1"><text:span text:style-name="T7">(GWT HTML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rect draw:style-name="gr31" draw:text-style-name="P10" draw:id="id12" draw:layer="layout" svg:width="2.716cm" svg:height="1.365cm" svg:x="8.448cm" svg:y="3.731cm">
          <text:p text:style-name="P1"><text:span text:style-name="T12">Jabber</text:span></text:p>
          <text:p text:style-name="P1"><text:span text:style-name="T12">Server</text:span></text:p>
        </draw:rect>
        <draw:custom-shape draw:style-name="gr16" draw:text-style-name="P6" draw:id="id14" draw:layer="layout" svg:width="2.716cm" svg:height="1.499cm" svg:x="8.448cm" svg:y="5.782cm">
          <draw:glue-point draw:id="8" svg:x="-2.757cm" svg:y="4.976cm"/>
          <draw:glue-point draw:id="9" svg:x="2.673cm" svg:y="3.282cm"/>
          <text:p text:style-name="P1"><text:span text:style-name="T2">WebServic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20" draw:text-style-name="P1" draw:layer="layout" draw:type="line" svg:x1="8.448cm" svg:y1="4.413cm" svg:x2="6.294cm" svg:y2="4.708cm" draw:start-shape="id12" draw:start-glue-point="3" draw:end-shape="id13" draw:end-glue-point="8" svg:d="m8448 4413-2154 295">
          <text:p/>
        </draw:connector>
        <draw:connector draw:style-name="gr20" draw:text-style-name="P1" draw:layer="layout" draw:type="line" svg:x1="8.448cm" svg:y1="6.531cm" svg:x2="6.294cm" svg:y2="5.569cm" draw:start-shape="id14" draw:start-glue-point="5" draw:end-shape="id13" draw:end-glue-point="9" svg:d="m8448 6531-2154-962">
          <text:p/>
        </draw:connector>
        <draw:frame draw:style-name="gr3" draw:text-style-name="P1" draw:layer="layout" svg:width="3.177cm" svg:height="1.675cm" svg:x="10.444cm" svg:y="1.365cm">
          <draw:text-box>
            <text:p text:style-name="P1">Fenomen</text:p>
            <text:p text:style-name="P1">Server</text:p>
          </draw:text-box>
        </draw:frame>
        <draw:connector draw:style-name="gr20" draw:text-style-name="P1" draw:layer="layout" draw:type="line" svg:x1="6.294cm" svg:y1="2.045cm" svg:x2="8.077cm" svg:y2="2.702cm" draw:start-shape="id15" draw:start-glue-point="7" draw:end-shape="id16" draw:end-glue-point="4" svg:d="m6294 2045 1783 657">
          <text:p/>
        </draw:connector>
        <draw:connector draw:style-name="gr20" draw:text-style-name="P1" draw:layer="layout" draw:type="line" svg:x1="6.266cm" svg:y1="8.415cm" svg:x2="8.077cm" svg:y2="8.521cm" draw:start-shape="id17" draw:start-glue-point="7" draw:end-shape="id16" draw:end-glue-point="5" svg:d="m6266 8415 1811 106">
          <text:p/>
        </draw:connector>
      </draw:page>
      <draw:page draw:name="page4" draw:style-name="dp1" draw:master-page-name="Обычный">
        <office:forms form:automatic-focus="false" form:apply-design-mode="false"/>
        <draw:rect draw:style-name="gr32" draw:text-style-name="P3" draw:layer="layout" svg:width="15.258cm" svg:height="0.909cm" svg:x="1.491cm" svg:y="13.346cm">
          <text:p text:style-name="P1"><text:span text:style-name="T1">Оповещение сервера </text:span></text:p>
          <text:p text:style-name="P1"><text:span text:style-name="T1">о новом тревожном</text:span></text:p>
          <text:p text:style-name="P1"><text:span text:style-name="T1">событии</text:span></text:p>
        </draw:rect>
        <draw:rect draw:style-name="gr33" draw:text-style-name="P3" draw:layer="layout" svg:width="15.258cm" svg:height="1.964cm" svg:x="1.491cm" svg:y="9.584cm">
          <text:p text:style-name="P1"><text:span text:style-name="T1">Оповещение </text:span></text:p>
          <text:p text:style-name="P1"><text:span text:style-name="T1">сервера </text:span></text:p>
          <text:p text:style-name="P1"><text:span text:style-name="T1">о новом </text:span></text:p>
          <text:p text:style-name="P1"><text:span text:style-name="T1">информационном</text:span></text:p>
          <text:p text:style-name="P1"><text:span text:style-name="T1">событии</text:span></text:p>
        </draw:rect>
        <draw:rect draw:style-name="gr34" draw:text-style-name="P3" draw:layer="layout" svg:width="9.514cm" svg:height="2.09cm" svg:x="9.881cm" svg:y="2.546cm">
          <text:p text:style-name="P1"><text:span text:style-name="T1">Штатный опрос датчиков</text:span></text:p>
          <text:p text:style-name="P1"><text:span text:style-name="T1">и оповещение </text:span></text:p>
          <text:p text:style-name="P1"><text:span text:style-name="T1">об изменении</text:span></text:p>
        </draw:rect>
        <draw:rect draw:style-name="gr32" draw:text-style-name="P3" draw:layer="layout" svg:width="15.258cm" svg:height="1.964cm" svg:x="1.491cm" svg:y="7.584cm">
          <text:p text:style-name="P1"><text:span text:style-name="T1">HeartBeat оповестил</text:span></text:p>
          <text:p text:style-name="P1"><text:span text:style-name="T1">о новом Task,</text:span></text:p>
          <text:p text:style-name="P1"><text:span text:style-name="T1">Task отработал,</text:span></text:p>
          <text:p text:style-name="P1"><text:span text:style-name="T1">опросив нужные</text:span></text:p>
          <text:p text:style-name="P1"><text:span text:style-name="T1">потоки/объекты</text:span></text:p>
          <text:p text:style-name="P1"><text:span text:style-name="T1">и передал данные</text:span></text:p>
        </draw:rect>
        <draw:rect draw:style-name="gr32" draw:text-style-name="P3" draw:layer="layout" svg:width="6.794cm" svg:height="1.721cm" svg:x="1.491cm" svg:y="2.335cm">
          <text:p text:style-name="P1"><text:span text:style-name="T1">Штатный вызов <text:s text:c="27"/></text:span></text:p>
          <text:p text:style-name="P1"><text:span text:style-name="T1">сервиса HearBeat <text:s text:c="29"/>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custom-shape draw:style-name="gr35" draw:text-style-name="P1" draw:layer="layout" svg:width="13.855cm" svg:height="15.809cm" svg:x="3.585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6" draw:layer="layout" svg:width="7.422cm" svg:height="0.726cm" svg:x="6.568cm" svg:y="0.123cm">
          <text:p text:style-name="P1"><text:span text:style-name="T2">Modul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6" draw:text-style-name="P11" draw:layer="layout" svg:width="2.331cm" svg:height="0.54cm" svg:x="3.998cm" svg:y="1.739cm">
          <text:p text:style-name="P1"><text:span text:style-name="T13">ThreadHeartBea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11" draw:layer="layout" svg:width="2.331cm" svg:height="0.904cm" svg:x="6.699cm" svg:y="1.375cm">
          <text:p text:style-name="P1"><text:span text:style-name="T13">ThreadTask</text:span></text:p>
          <text:p text:style-name="P1"><text:span text:style-name="T13">TaskProcess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" draw:text-style-name="P11" draw:layer="layout" svg:width="2.331cm" svg:height="0.54cm" svg:x="9.5cm" svg:y="1.739cm">
          <text:p text:style-name="P1"><text:span text:style-name="T13">ThreadInform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11" draw:layer="layout" svg:width="2.331cm" svg:height="0.54cm" svg:x="12.301cm" svg:y="1.739cm">
          <text:p text:style-name="P1"><text:span text:style-name="T13">ThreadAlar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5.163cm" svg:y1="2.279cm" svg:x2="5.163cm" svg:y2="16.398cm">
          <text:p/>
        </draw:line>
        <draw:line draw:style-name="gr2" draw:text-style-name="P1" draw:layer="layout" svg:x1="7.863cm" svg:y1="2.28cm" svg:x2="7.863cm" svg:y2="16.399cm">
          <text:p/>
        </draw:line>
        <draw:line draw:style-name="gr2" draw:text-style-name="P1" draw:layer="layout" svg:x1="10.663cm" svg:y1="2.281cm" svg:x2="10.663cm" svg:y2="16.4cm">
          <text:p/>
        </draw:line>
        <draw:line draw:style-name="gr2" draw:text-style-name="P1" draw:layer="layout" svg:x1="13.463cm" svg:y1="2.282cm" svg:x2="13.463cm" svg:y2="16.401cm">
          <text:p/>
        </draw:line>
        <draw:custom-shape draw:style-name="gr40" draw:text-style-name="P12" draw:layer="layout" svg:width="2.331cm" svg:height="0.54cm" svg:x="0.999cm" svg:y="1.739cm">
          <text:p text:style-name="P1"><text:span text:style-name="T14">Web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12" draw:layer="layout" svg:width="2.331cm" svg:height="0.54cm" svg:x="17.6cm" svg:y="1.739cm">
          <text:p text:style-name="P1"><text:span text:style-name="T14">Датчик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2.063cm" svg:y1="2.28cm" svg:x2="2.063cm" svg:y2="16.399cm">
          <text:p/>
        </draw:line>
        <draw:line draw:style-name="gr2" draw:text-style-name="P1" draw:layer="layout" svg:x1="18.763cm" svg:y1="2.283cm" svg:x2="18.763cm" svg:y2="16.402cm">
          <text:p/>
        </draw:line>
        <draw:frame draw:style-name="gr3" draw:text-style-name="P13" draw:layer="layout" svg:width="4.625cm" svg:height="0.64cm" svg:x="8.808cm" svg:y="0.933cm">
          <draw:text-box>
            <text:p><text:span text:style-name="T7">Основные потоки модуля</text:span></text:p>
          </draw:text-box>
        </draw:frame>
        <draw:rect draw:style-name="gr42" draw:text-style-name="P1" draw:layer="layout" svg:width="0.398cm" svg:height="1.237cm" svg:x="4.962cm" svg:y="2.703cm">
          <text:p/>
        </draw:rect>
        <draw:rect draw:style-name="gr1" draw:text-style-name="P1" draw:layer="layout" svg:width="0.398cm" svg:height="0.767cm" svg:x="1.862cm" svg:y="2.804cm">
          <text:p/>
        </draw:rect>
        <draw:line draw:style-name="gr6" draw:text-style-name="P1" draw:layer="layout" svg:x1="4.962cm" svg:y1="2.933cm" svg:x2="2.26cm" svg:y2="2.933cm">
          <text:p/>
        </draw:line>
        <draw:line draw:style-name="gr43" draw:text-style-name="P1" draw:layer="layout" svg:x1="2.26cm" svg:y1="3.392cm" svg:x2="4.962cm" svg:y2="3.392cm">
          <text:p/>
        </draw:line>
        <draw:rect draw:style-name="gr42" draw:text-style-name="P1" draw:layer="layout" svg:width="0.398cm" svg:height="0.903cm" svg:x="4.962cm" svg:y="7.605cm">
          <text:p/>
        </draw:rect>
        <draw:rect draw:style-name="gr1" draw:text-style-name="P1" draw:id="id23" draw:layer="layout" svg:width="0.398cm" svg:height="0.767cm" svg:x="1.862cm" svg:y="7.706cm">
          <text:p/>
        </draw:rect>
        <draw:line draw:style-name="gr6" draw:text-style-name="P1" draw:layer="layout" svg:x1="4.962cm" svg:y1="7.835cm" svg:x2="2.26cm" svg:y2="7.835cm">
          <text:p/>
        </draw:line>
        <draw:line draw:style-name="gr43" draw:text-style-name="P1" draw:layer="layout" svg:x1="2.26cm" svg:y1="8.294cm" svg:x2="4.962cm" svg:y2="8.294cm">
          <text:p/>
        </draw:line>
        <draw:rect draw:style-name="gr42" draw:text-style-name="P1" draw:layer="layout" svg:width="0.398cm" svg:height="0.903cm" svg:x="4.962cm" svg:y="14.306cm">
          <text:p/>
        </draw:rect>
        <draw:rect draw:style-name="gr1" draw:text-style-name="P1" draw:layer="layout" svg:width="0.398cm" svg:height="0.767cm" svg:x="1.862cm" svg:y="14.407cm">
          <text:p/>
        </draw:rect>
        <draw:line draw:style-name="gr6" draw:text-style-name="P1" draw:layer="layout" svg:x1="4.962cm" svg:y1="14.536cm" svg:x2="2.26cm" svg:y2="14.536cm">
          <text:p/>
        </draw:line>
        <draw:line draw:style-name="gr43" draw:text-style-name="P1" draw:layer="layout" svg:x1="2.26cm" svg:y1="14.995cm" svg:x2="4.962cm" svg:y2="14.995cm">
          <text:p/>
        </draw:line>
        <draw:custom-shape draw:style-name="gr44" draw:text-style-name="P11" draw:layer="layout" svg:width="2.331cm" svg:height="0.54cm" svg:x="15.002cm" svg:y="1.739cm">
          <text:p text:style-name="P1"><text:span text:style-name="T13">ThreadSens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6.163cm" svg:y1="2.283cm" svg:x2="16.163cm" svg:y2="16.402cm">
          <text:p/>
        </draw:line>
        <draw:rect draw:style-name="gr45" draw:text-style-name="P1" draw:layer="layout" svg:width="0.398cm" svg:height="1.663cm" svg:x="15.962cm" svg:y="2.704cm">
          <text:p/>
        </draw:rect>
        <draw:rect draw:style-name="gr4" draw:text-style-name="P1" draw:layer="layout" svg:width="0.398cm" svg:height="1.476cm" svg:x="18.562cm" svg:y="2.805cm">
          <text:p/>
        </draw:rect>
        <draw:line draw:style-name="gr6" draw:text-style-name="P1" draw:layer="layout" svg:x1="16.36cm" svg:y1="2.882cm" svg:x2="18.562cm" svg:y2="2.882cm">
          <text:p/>
        </draw:line>
        <draw:line draw:style-name="gr6" draw:text-style-name="P1" draw:layer="layout" svg:x1="18.562cm" svg:y1="4.092cm" svg:x2="16.36cm" svg:y2="4.092cm">
          <text:p/>
        </draw:line>
        <draw:rect draw:style-name="gr46" draw:text-style-name="P1" draw:layer="layout" svg:width="0.398cm" svg:height="0.231cm" svg:x="13.262cm" svg:y="2.69cm">
          <text:p/>
        </draw:rect>
        <draw:rect draw:style-name="gr47" draw:text-style-name="P1" draw:layer="layout" svg:width="0.398cm" svg:height="0.219cm" svg:x="10.462cm" svg:y="2.991cm">
          <text:p/>
        </draw:rect>
        <draw:line draw:style-name="gr48" draw:text-style-name="P1" draw:layer="layout" svg:x1="13.66cm" svg:y1="2.834cm" svg:x2="15.962cm" svg:y2="2.834cm">
          <text:p/>
        </draw:line>
        <draw:line draw:style-name="gr48" draw:text-style-name="P1" draw:layer="layout" svg:x1="10.86cm" svg:y1="3.08cm" svg:x2="15.962cm" svg:y2="3.08cm">
          <text:p/>
        </draw:line>
        <draw:rect draw:style-name="gr45" draw:text-style-name="P1" draw:layer="layout" svg:width="0.398cm" svg:height="1.663cm" svg:x="15.962cm" svg:y="5.905cm">
          <text:p/>
        </draw:rect>
        <draw:rect draw:style-name="gr4" draw:text-style-name="P1" draw:layer="layout" svg:width="0.398cm" svg:height="1.476cm" svg:x="18.562cm" svg:y="6.006cm">
          <text:p/>
        </draw:rect>
        <draw:line draw:style-name="gr6" draw:text-style-name="P1" draw:layer="layout" svg:x1="16.36cm" svg:y1="6.083cm" svg:x2="18.562cm" svg:y2="6.083cm">
          <text:p/>
        </draw:line>
        <draw:line draw:style-name="gr6" draw:text-style-name="P1" draw:layer="layout" svg:x1="18.562cm" svg:y1="7.293cm" svg:x2="16.36cm" svg:y2="7.293cm">
          <text:p/>
        </draw:line>
        <draw:rect draw:style-name="gr46" draw:text-style-name="P1" draw:layer="layout" svg:width="0.398cm" svg:height="0.231cm" svg:x="13.262cm" svg:y="5.891cm">
          <text:p/>
        </draw:rect>
        <draw:rect draw:style-name="gr47" draw:text-style-name="P1" draw:layer="layout" svg:width="0.398cm" svg:height="0.219cm" svg:x="10.462cm" svg:y="6.192cm">
          <text:p/>
        </draw:rect>
        <draw:line draw:style-name="gr48" draw:text-style-name="P1" draw:layer="layout" svg:x1="13.66cm" svg:y1="6.035cm" svg:x2="15.962cm" svg:y2="6.035cm">
          <text:p/>
        </draw:line>
        <draw:line draw:style-name="gr48" draw:text-style-name="P1" draw:layer="layout" svg:x1="10.86cm" svg:y1="6.281cm" svg:x2="15.962cm" svg:y2="6.281cm">
          <text:p/>
        </draw:line>
        <draw:rect draw:style-name="gr45" draw:text-style-name="P1" draw:layer="layout" svg:width="0.398cm" svg:height="1.663cm" svg:x="15.962cm" svg:y="9.606cm">
          <text:p/>
        </draw:rect>
        <draw:rect draw:style-name="gr4" draw:text-style-name="P1" draw:layer="layout" svg:width="0.398cm" svg:height="1.476cm" svg:x="18.562cm" svg:y="9.707cm">
          <text:p/>
        </draw:rect>
        <draw:line draw:style-name="gr6" draw:text-style-name="P1" draw:layer="layout" svg:x1="16.36cm" svg:y1="9.784cm" svg:x2="18.562cm" svg:y2="9.784cm">
          <text:p/>
        </draw:line>
        <draw:line draw:style-name="gr6" draw:text-style-name="P1" draw:layer="layout" svg:x1="18.562cm" svg:y1="10.994cm" svg:x2="16.36cm" svg:y2="10.994cm">
          <text:p/>
        </draw:line>
        <draw:rect draw:style-name="gr46" draw:text-style-name="P1" draw:layer="layout" svg:width="0.398cm" svg:height="0.231cm" svg:x="13.262cm" svg:y="9.592cm">
          <text:p/>
        </draw:rect>
        <draw:rect draw:style-name="gr47" draw:text-style-name="P1" draw:layer="layout" svg:width="0.398cm" svg:height="0.55cm" svg:x="10.462cm" svg:y="9.893cm">
          <text:p/>
        </draw:rect>
        <draw:line draw:style-name="gr48" draw:text-style-name="P1" draw:layer="layout" svg:x1="13.66cm" svg:y1="9.736cm" svg:x2="15.962cm" svg:y2="9.736cm">
          <text:p/>
        </draw:line>
        <draw:line draw:style-name="gr48" draw:text-style-name="P1" draw:layer="layout" svg:x1="10.86cm" svg:y1="9.982cm" svg:x2="15.962cm" svg:y2="9.982cm">
          <text:p/>
        </draw:line>
        <draw:rect draw:style-name="gr45" draw:text-style-name="P1" draw:layer="layout" svg:width="0.398cm" svg:height="1.663cm" svg:x="15.962cm" svg:y="13.407cm">
          <text:p/>
        </draw:rect>
        <draw:rect draw:style-name="gr4" draw:text-style-name="P1" draw:layer="layout" svg:width="0.398cm" svg:height="1.476cm" svg:x="18.562cm" svg:y="13.508cm">
          <text:p/>
        </draw:rect>
        <draw:line draw:style-name="gr6" draw:text-style-name="P1" draw:layer="layout" svg:x1="16.36cm" svg:y1="13.585cm" svg:x2="18.562cm" svg:y2="13.585cm">
          <text:p/>
        </draw:line>
        <draw:line draw:style-name="gr6" draw:text-style-name="P1" draw:layer="layout" svg:x1="18.562cm" svg:y1="14.795cm" svg:x2="16.36cm" svg:y2="14.795cm">
          <text:p/>
        </draw:line>
        <draw:rect draw:style-name="gr46" draw:text-style-name="P1" draw:layer="layout" svg:width="0.398cm" svg:height="0.796cm" svg:x="13.262cm" svg:y="13.393cm">
          <text:p/>
        </draw:rect>
        <draw:rect draw:style-name="gr47" draw:text-style-name="P1" draw:layer="layout" svg:width="0.398cm" svg:height="0.219cm" svg:x="10.462cm" svg:y="13.694cm">
          <text:p/>
        </draw:rect>
        <draw:line draw:style-name="gr48" draw:text-style-name="P1" draw:layer="layout" svg:x1="13.66cm" svg:y1="13.537cm" svg:x2="15.962cm" svg:y2="13.537cm">
          <text:p/>
        </draw:line>
        <draw:line draw:style-name="gr48" draw:text-style-name="P1" draw:layer="layout" svg:x1="10.86cm" svg:y1="13.783cm" svg:x2="15.962cm" svg:y2="13.783cm">
          <text:p/>
        </draw:line>
        <draw:rect draw:style-name="gr49" draw:text-style-name="P1" draw:layer="layout" svg:width="0.398cm" svg:height="1.766cm" svg:x="7.662cm" svg:y="7.763cm">
          <text:p/>
        </draw:rect>
        <draw:line draw:style-name="gr6" draw:text-style-name="P1" draw:layer="layout" svg:x1="5.36cm" svg:y1="7.863cm" svg:x2="7.662cm" svg:y2="7.863cm">
          <text:p/>
        </draw:line>
        <draw:rect draw:style-name="gr45" draw:text-style-name="P1" draw:layer="layout" svg:width="0.398cm" svg:height="0.453cm" svg:x="15.962cm" svg:y="7.807cm">
          <text:p/>
        </draw:rect>
        <draw:line draw:style-name="gr6" draw:text-style-name="P1" draw:layer="layout" svg:x1="8.06cm" svg:y1="7.893cm" svg:x2="15.962cm" svg:y2="7.893cm">
          <text:p/>
        </draw:line>
        <draw:line draw:style-name="gr6" draw:text-style-name="P1" draw:layer="layout" svg:x1="15.962cm" svg:y1="8.069cm" svg:x2="8.06cm" svg:y2="8.069cm">
          <text:p/>
        </draw:line>
        <draw:rect draw:style-name="gr1" draw:text-style-name="P1" draw:id="id25" draw:layer="layout" svg:width="0.398cm" svg:height="0.392cm" svg:x="1.862cm" svg:y="9.08cm">
          <text:p/>
        </draw:rect>
        <draw:line draw:style-name="gr6" draw:text-style-name="P1" draw:layer="layout" svg:x1="7.662cm" svg:y1="9.188cm" svg:x2="2.26cm" svg:y2="9.188cm">
          <text:p/>
        </draw:line>
        <draw:line draw:style-name="gr43" draw:text-style-name="P1" draw:layer="layout" svg:x1="2.26cm" svg:y1="9.394cm" svg:x2="7.662cm" svg:y2="9.394cm">
          <text:p/>
        </draw:line>
        <draw:rect draw:style-name="gr1" draw:text-style-name="P1" draw:layer="layout" svg:width="0.398cm" svg:height="0.435cm" svg:x="1.862cm" svg:y="10.008cm">
          <text:p/>
        </draw:rect>
        <draw:line draw:style-name="gr6" draw:text-style-name="P1" draw:layer="layout" svg:x1="7.662cm" svg:y1="8.07cm" svg:x2="5.36cm" svg:y2="8.07cm">
          <text:p/>
        </draw:line>
        <draw:line draw:style-name="gr6" draw:text-style-name="P1" draw:layer="layout" svg:x1="5.36cm" svg:y1="8.367cm" svg:x2="7.662cm" svg:y2="8.367cm">
          <text:p/>
        </draw:line>
        <draw:rect draw:style-name="gr46" draw:text-style-name="P1" draw:layer="layout" svg:width="0.398cm" svg:height="0.453cm" svg:x="13.262cm" svg:y="8.259cm">
          <text:p/>
        </draw:rect>
        <draw:line draw:style-name="gr6" draw:text-style-name="P1" draw:layer="layout" svg:x1="8.06cm" svg:y1="8.394cm" svg:x2="13.262cm" svg:y2="8.394cm">
          <text:p/>
        </draw:line>
        <draw:line draw:style-name="gr6" draw:text-style-name="P1" draw:layer="layout" svg:x1="13.262cm" svg:y1="8.57cm" svg:x2="8.06cm" svg:y2="8.57cm">
          <text:p/>
        </draw:line>
        <draw:rect draw:style-name="gr47" draw:text-style-name="P1" draw:layer="layout" svg:width="0.398cm" svg:height="0.453cm" svg:x="10.462cm" svg:y="8.743cm">
          <text:p/>
        </draw:rect>
        <draw:line draw:style-name="gr6" draw:text-style-name="P1" draw:layer="layout" svg:x1="8.06cm" svg:y1="8.894cm" svg:x2="10.462cm" svg:y2="8.894cm">
          <text:p/>
        </draw:line>
        <draw:line draw:style-name="gr6" draw:text-style-name="P1" draw:layer="layout" svg:x1="10.462cm" svg:y1="9.07cm" svg:x2="8.06cm" svg:y2="9.07cm">
          <text:p/>
        </draw:line>
        <draw:line draw:style-name="gr6" draw:text-style-name="P1" draw:id="id21" draw:layer="layout" svg:x1="10.462cm" svg:y1="10.188cm" svg:x2="2.26cm" svg:y2="10.188cm">
          <text:p/>
        </draw:line>
        <draw:line draw:style-name="gr48" draw:text-style-name="P1" draw:layer="layout" svg:x1="2.26cm" svg:y1="14.006cm" svg:x2="13.262cm" svg:y2="14.006cm">
          <text:p/>
        </draw:line>
        <draw:rect draw:style-name="gr1" draw:text-style-name="P1" draw:id="id19" draw:layer="layout" svg:width="0.398cm" svg:height="0.331cm" svg:x="1.862cm" svg:y="13.813cm">
          <text:p/>
        </draw:rect>
        <draw:rect draw:style-name="gr49" draw:text-style-name="P1" draw:layer="layout" svg:width="0.398cm" svg:height="0.281cm" svg:x="7.662cm" svg:y="3.663cm">
          <text:p/>
        </draw:rect>
        <draw:line draw:style-name="gr50" draw:text-style-name="P3" draw:layer="layout" svg:x1="5.36cm" svg:y1="3.792cm" svg:x2="7.662cm" svg:y2="3.792cm">
          <text:p text:style-name="P1"><text:span text:style-name="T1">Оповещение</text:span></text:p>
          <text:p text:style-name="P1"><text:span text:style-name="T1">о Task</text:span></text:p>
        </draw:line>
        <draw:custom-shape draw:style-name="gr51" draw:text-style-name="P14" draw:id="id18" draw:layer="layout" svg:width="2.03cm" svg:height="0.315cm" svg:x="2.216cm" svg:y="12.801cm">
          <text:p text:style-name="P1"><text:span text:style-name="T15">AlarmImplementation</text:span></text:p>
          <draw:enhanced-geometry svg:viewBox="0 0 21600 21600" draw:glue-points="10800 0 0 10800 10800 21600 21600 10800" draw:text-areas="0 0 21600 ?f11" draw:type="paper" draw:modifiers="18505.169867060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2" draw:text-style-name="P1" draw:layer="layout" draw:type="line" svg:x1="3.23cm" svg:y1="13.116cm" svg:x2="2.26cm" svg:y2="13.978cm" draw:start-shape="id18" draw:start-glue-point="6" draw:end-shape="id19" draw:end-glue-point="1" svg:d="m3230 13116-970 862">
          <text:p/>
        </draw:connector>
        <draw:custom-shape draw:style-name="gr51" draw:text-style-name="P14" draw:id="id20" draw:layer="layout" svg:width="2.222cm" svg:height="0.315cm" svg:x="2.216cm" svg:y="10.802cm">
          <text:p text:style-name="P1"><text:span text:style-name="T15">InformationImplementation</text:span></text:p>
          <draw:enhanced-geometry svg:viewBox="0 0 21600 21600" draw:glue-points="10800 0 0 10800 10800 21600 21600 10800" draw:text-areas="0 0 21600 ?f11" draw:type="paper" draw:modifiers="18505.169867060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2" draw:text-style-name="P1" draw:layer="layout" draw:type="line" svg:x1="3.326cm" svg:y1="10.802cm" svg:x2="2.26cm" svg:y2="10.188cm" draw:start-shape="id20" draw:start-glue-point="4" draw:end-shape="id21" draw:end-glue-point="3" svg:d="m3326 10802-1066-614">
          <text:p/>
        </draw:connector>
        <draw:custom-shape draw:style-name="gr51" draw:text-style-name="P14" draw:id="id24" draw:layer="layout" svg:width="2.222cm" svg:height="0.315cm" svg:x="2.216cm" svg:y="8.603cm">
          <text:p text:style-name="P1"><text:span text:style-name="T15">TaskImplementation</text:span></text:p>
          <draw:enhanced-geometry svg:viewBox="0 0 21600 21600" draw:glue-points="10800 0 0 10800 10800 21600 21600 10800" draw:text-areas="0 0 21600 ?f11" draw:type="paper" draw:modifiers="18505.169867060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1" draw:text-style-name="P14" draw:id="id22" draw:layer="layout" svg:width="2.222cm" svg:height="0.315cm" svg:x="2.216cm" svg:y="6.804cm">
          <text:p text:style-name="P1"><text:span text:style-name="T15">HeartBeatImplementation</text:span></text:p>
          <draw:enhanced-geometry svg:viewBox="0 0 21600 21600" draw:glue-points="10800 0 0 10800 10800 21600 21600 10800" draw:text-areas="0 0 21600 ?f11" draw:type="paper" draw:modifiers="18505.169867060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2" draw:text-style-name="P1" draw:layer="layout" draw:type="line" svg:x1="3.326cm" svg:y1="7.119cm" svg:x2="2.061cm" svg:y2="7.706cm" draw:start-shape="id22" draw:start-glue-point="6" draw:end-shape="id23" draw:end-glue-point="0" svg:d="m3326 7119-1265 587">
          <text:p/>
        </draw:connector>
        <draw:connector draw:style-name="gr52" draw:text-style-name="P1" draw:layer="layout" draw:type="line" svg:x1="3.326cm" svg:y1="8.918cm" svg:x2="2.061cm" svg:y2="9.08cm" draw:start-shape="id24" draw:start-glue-point="6" draw:end-shape="id25" draw:end-glue-point="0" svg:d="m3326 8918-1265 162">
          <text:p/>
        </draw:connector>
      </draw:page>
      <draw:page draw:name="page5" draw:style-name="dp1" draw:master-page-name="Обычный">
        <office:forms form:automatic-focus="false" form:apply-design-mode="false"/>
        <draw:frame draw:style-name="gr53" draw:text-style-name="P16" draw:layer="layout" svg:width="13.646cm" svg:height="0.725cm" svg:x="3.501cm" svg:y="0.102cm">
          <draw:text-box>
            <text:p text:style-name="P15"><text:span text:style-name="T12">Система настроек удаленных модулей</text:span></text:p>
          </draw:text-box>
        </draw:frame>
        <draw:rect draw:style-name="gr54" draw:text-style-name="P1" draw:layer="layout" svg:width="4.392cm" svg:height="1.696cm" svg:x="1.349cm" svg:y="1.508cm">
          <text:p/>
        </draw:rect>
        <draw:rect draw:style-name="gr55" draw:text-style-name="P3" draw:id="id26" draw:layer="layout" svg:width="4.115cm" svg:height="0.701cm" svg:x="1.481cm" svg:y="1.612cm">
          <text:p text:style-name="P1"><text:span text:style-name="T1">Модули</text:span></text:p>
          <text:p text:style-name="P1"><text:span text:style-name="T1">(добавить/редактировать/удалить)</text:span></text:p>
        </draw:rect>
        <draw:rect draw:style-name="gr55" draw:text-style-name="P3" draw:id="id28" draw:layer="layout" svg:width="4.115cm" svg:height="0.701cm" svg:x="1.482cm" svg:y="2.413cm">
          <text:p text:style-name="P1"><text:span text:style-name="T1">Настройки/Информация</text:span></text:p>
        </draw:rect>
        <draw:rect draw:style-name="gr54" draw:text-style-name="P1" draw:id="id27" draw:layer="layout" svg:width="4.392cm" svg:height="2.112cm" svg:x="15.008cm" svg:y="1.5cm">
          <text:p/>
        </draw:rect>
        <draw:rect draw:style-name="gr13" draw:text-style-name="P3" draw:layer="layout" svg:width="2.724cm" svg:height="0.304cm" svg:x="3.017cm" svg:y="1.204cm">
          <text:p text:style-name="P1"><text:span text:style-name="T1">Главное меню</text:span></text:p>
        </draw:rect>
        <draw:rect draw:style-name="gr13" draw:text-style-name="P3" draw:layer="layout" svg:width="2.724cm" svg:height="0.304cm" svg:x="16.676cm" svg:y="1.196cm">
          <text:p text:style-name="P1"><text:span text:style-name="T1">Модули в системе</text:span></text:p>
        </draw:rect>
        <draw:rect draw:style-name="gr55" draw:text-style-name="P3" draw:layer="layout" svg:width="1.893cm" svg:height="0.34cm" svg:x="15.306cm" svg:y="3.149cm">
          <text:p text:style-name="P1"><text:span text:style-name="T1">Добавить модуль</text:span></text:p>
        </draw:rect>
        <draw:rect draw:style-name="gr55" draw:text-style-name="P3" draw:layer="layout" svg:width="1.893cm" svg:height="0.34cm" svg:x="17.307cm" svg:y="3.149cm">
          <text:p text:style-name="P1"><text:span text:style-name="T1">Закрыть</text:span></text:p>
        </draw:rect>
        <draw:rect draw:style-name="gr56" draw:text-style-name="P3" draw:layer="layout" svg:width="4.101cm" svg:height="0.529cm" svg:x="15.163cm" svg:y="1.614cm">
          <text:p text:style-name="P1"><text:span text:style-name="T1">№</text:span><text:span text:style-name="T1">, адрес модуля <text:s text:c="35"/></text:span></text:p>
        </draw:rect>
        <draw:rect draw:style-name="gr55" draw:text-style-name="P3" draw:layer="layout" svg:width="0.756cm" svg:height="0.34cm" svg:x="17.31cm" svg:y="1.697cm">
          <text:p text:style-name="P1"><text:span text:style-name="T1">edit</text:span></text:p>
        </draw:rect>
        <draw:rect draw:style-name="gr55" draw:text-style-name="P3" draw:layer="layout" svg:width="0.941cm" svg:height="0.34cm" svg:x="18.21cm" svg:y="1.697cm">
          <text:p text:style-name="P1"><text:span text:style-name="T1">delete</text:span></text:p>
        </draw:rect>
        <draw:rect draw:style-name="gr56" draw:text-style-name="P3" draw:layer="layout" svg:width="4.101cm" svg:height="0.529cm" svg:x="15.164cm" svg:y="2.215cm">
          <text:p text:style-name="P1"><text:span text:style-name="T1">№</text:span><text:span text:style-name="T1">, адрес модуля <text:s text:c="35"/></text:span></text:p>
        </draw:rect>
        <draw:rect draw:style-name="gr55" draw:text-style-name="P3" draw:layer="layout" svg:width="0.756cm" svg:height="0.34cm" svg:x="17.311cm" svg:y="2.298cm">
          <text:p text:style-name="P1"><text:span text:style-name="T1">edit</text:span></text:p>
        </draw:rect>
        <draw:rect draw:style-name="gr55" draw:text-style-name="P3" draw:layer="layout" svg:width="0.941cm" svg:height="0.34cm" svg:x="18.211cm" svg:y="2.298cm">
          <text:p text:style-name="P1"><text:span text:style-name="T1">delete</text:span></text:p>
        </draw:rect>
        <draw:connector draw:style-name="gr57" draw:text-style-name="P1" draw:layer="layout" draw:type="line" svg:x1="5.596cm" svg:y1="1.962cm" svg:x2="15.008cm" svg:y2="2.556cm" draw:start-shape="id26" draw:start-glue-point="1" draw:end-shape="id27" svg:d="m5596 1962 9412 594">
          <text:p/>
        </draw:connector>
        <draw:rect draw:style-name="gr54" draw:text-style-name="P1" draw:id="id29" draw:layer="layout" svg:width="4.392cm" svg:height="1.409cm" svg:x="6.501cm" svg:y="3.706cm">
          <text:p/>
        </draw:rect>
        <draw:rect draw:style-name="gr13" draw:text-style-name="P3" draw:layer="layout" svg:width="2.724cm" svg:height="0.304cm" svg:x="8.169cm" svg:y="3.402cm">
          <text:p text:style-name="P1"><text:span text:style-name="T1">Модули в системе</text:span></text:p>
        </draw:rect>
        <draw:rect draw:style-name="gr56" draw:text-style-name="P3" draw:layer="layout" svg:width="4.101cm" svg:height="0.529cm" svg:x="6.656cm" svg:y="3.82cm">
          <text:p text:style-name="P1"><text:span text:style-name="T1">№</text:span><text:span text:style-name="T1">, идентификатор, адрес модуля</text:span></text:p>
        </draw:rect>
        <draw:rect draw:style-name="gr56" draw:text-style-name="P3" draw:id="id30" draw:layer="layout" svg:width="4.101cm" svg:height="0.529cm" svg:x="6.657cm" svg:y="4.421cm">
          <text:p text:style-name="P1"><text:span text:style-name="T1">№</text:span><text:span text:style-name="T1">, идентификатор, адрес модуля </text:span></text:p>
        </draw:rect>
        <draw:connector draw:style-name="gr57" draw:text-style-name="P1" draw:layer="layout" draw:type="line" svg:x1="5.597cm" svg:y1="2.763cm" svg:x2="6.501cm" svg:y2="4.41cm" draw:start-shape="id28" draw:start-glue-point="1" draw:end-shape="id29" draw:end-glue-point="3" svg:d="m5597 2763 904 1647">
          <text:p/>
        </draw:connector>
        <draw:rect draw:style-name="gr54" draw:text-style-name="P1" draw:id="id31" draw:layer="layout" svg:width="4.392cm" svg:height="1.409cm" svg:x="6.501cm" svg:y="6.107cm">
          <text:p/>
        </draw:rect>
        <draw:rect draw:style-name="gr13" draw:text-style-name="P3" draw:layer="layout" svg:width="2.724cm" svg:height="0.304cm" svg:x="8.169cm" svg:y="5.803cm">
          <text:p text:style-name="P1"><text:span text:style-name="T1">Модуль</text:span></text:p>
        </draw:rect>
        <draw:rect draw:style-name="gr55" draw:text-style-name="P3" draw:id="id32" draw:layer="layout" svg:width="4.101cm" svg:height="0.529cm" svg:x="6.656cm" svg:y="6.22cm">
          <text:p text:style-name="P1"><text:span text:style-name="T1">Настройка рабочих потоков</text:span></text:p>
        </draw:rect>
        <draw:rect draw:style-name="gr55" draw:text-style-name="P3" draw:id="id34" draw:layer="layout" svg:width="4.101cm" svg:height="0.529cm" svg:x="6.657cm" svg:y="6.821cm">
          <text:p text:style-name="P1"><text:span text:style-name="T1">Настройка датчиков </text:span></text:p>
        </draw:rect>
        <draw:rect draw:style-name="gr9" draw:text-style-name="P17" draw:layer="layout" svg:width="2.724cm" svg:height="0.207cm" svg:x="8.169cm" svg:y="5.115cm">
          <text:p text:style-name="P1"><text:span text:style-name="T16">client.view.settings</text:span></text:p>
        </draw:rect>
        <draw:connector draw:style-name="gr57" draw:text-style-name="P1" draw:layer="layout" draw:type="curve" svg:x1="8.707cm" svg:y1="4.95cm" svg:x2="6.501cm" svg:y2="6.811cm" draw:start-shape="id30" draw:start-glue-point="2" draw:end-shape="id31" draw:end-glue-point="3" svg:d="m8707 4950c0 868-1354 723-2093 971s-864 890-113 890">
          <text:p/>
        </draw:connector>
        <draw:rect draw:style-name="gr54" draw:text-style-name="P1" draw:id="id33" draw:layer="layout" svg:width="4.392cm" svg:height="4.728cm" svg:x="14.901cm" svg:y="6.108cm">
          <text:p/>
        </draw:rect>
        <draw:rect draw:style-name="gr13" draw:text-style-name="P3" draw:layer="layout" svg:width="3.164cm" svg:height="0.304cm" svg:x="16.129cm" svg:y="5.804cm">
          <text:p text:style-name="P1"><text:span text:style-name="T1">Настройка рабочих потоков</text:span></text:p>
        </draw:rect>
        <draw:rect draw:style-name="gr58" draw:text-style-name="P3" draw:layer="layout" svg:width="3.24cm" svg:height="0.34cm" svg:x="15.511cm" svg:y="6.198cm">
          <text:p text:style-name="P1"><text:span text:style-name="T1">HeartBeat</text:span></text:p>
        </draw:rect>
        <draw:rect draw:style-name="gr58" draw:text-style-name="P3" draw:layer="layout" svg:width="3.24cm" svg:height="0.34cm" svg:x="15.511cm" svg:y="7.298cm">
          <text:p text:style-name="P1"><text:span text:style-name="T1">Information</text:span></text:p>
        </draw:rect>
        <draw:rect draw:style-name="gr58" draw:text-style-name="P3" draw:layer="layout" svg:width="3.24cm" svg:height="0.34cm" svg:x="15.511cm" svg:y="8.698cm">
          <text:p text:style-name="P1"><text:span text:style-name="T1">Alarm</text:span></text:p>
        </draw:rect>
        <draw:rect draw:style-name="gr58" draw:text-style-name="P3" draw:layer="layout" svg:width="3.24cm" svg:height="0.34cm" svg:x="15.511cm" svg:y="10.098cm">
          <text:p text:style-name="P1"><text:span text:style-name="T1">Sensor</text:span></text:p>
        </draw:rect>
        <draw:connector draw:style-name="gr57" draw:text-style-name="P1" draw:layer="layout" draw:type="line" svg:x1="10.757cm" svg:y1="6.484cm" svg:x2="14.901cm" svg:y2="8.472cm" draw:start-shape="id32" draw:start-glue-point="1" draw:end-shape="id33" draw:end-glue-point="3" svg:d="m10757 6484 4144 1988">
          <text:p/>
        </draw:connector>
        <draw:rect draw:style-name="gr55" draw:text-style-name="P3" draw:layer="layout" svg:width="2.445cm" svg:height="0.3cm" svg:x="16.306cm" svg:y="6.538cm">
          <text:p text:style-name="P1"><text:span text:style-name="T1">time_wait</text:span></text:p>
        </draw:rect>
        <draw:rect draw:style-name="gr55" draw:text-style-name="P3" draw:layer="layout" svg:width="2.445cm" svg:height="0.3cm" svg:x="16.307cm" svg:y="6.838cm">
          <text:p text:style-name="P1"><text:span text:style-name="T1">time_error</text:span></text:p>
        </draw:rect>
        <draw:rect draw:style-name="gr55" draw:text-style-name="P3" draw:layer="layout" svg:width="2.445cm" svg:height="0.3cm" svg:x="16.306cm" svg:y="7.638cm">
          <text:p text:style-name="P1"><text:span text:style-name="T1">time_wait</text:span></text:p>
        </draw:rect>
        <draw:rect draw:style-name="gr55" draw:text-style-name="P3" draw:layer="layout" svg:width="2.445cm" svg:height="0.3cm" svg:x="16.307cm" svg:y="7.938cm">
          <text:p text:style-name="P1"><text:span text:style-name="T1">time_error</text:span></text:p>
        </draw:rect>
        <draw:rect draw:style-name="gr55" draw:text-style-name="P3" draw:layer="layout" svg:width="2.445cm" svg:height="0.3cm" svg:x="16.308cm" svg:y="8.238cm">
          <text:p text:style-name="P1"><text:span text:style-name="T1">max_count</text:span></text:p>
        </draw:rect>
        <draw:rect draw:style-name="gr55" draw:text-style-name="P3" draw:layer="layout" svg:width="2.445cm" svg:height="0.3cm" svg:x="16.307cm" svg:y="9.038cm">
          <text:p text:style-name="P1"><text:span text:style-name="T1">time_wait</text:span></text:p>
        </draw:rect>
        <draw:rect draw:style-name="gr55" draw:text-style-name="P3" draw:layer="layout" svg:width="2.445cm" svg:height="0.3cm" svg:x="16.308cm" svg:y="9.338cm">
          <text:p text:style-name="P1"><text:span text:style-name="T1">time_error</text:span></text:p>
        </draw:rect>
        <draw:rect draw:style-name="gr55" draw:text-style-name="P3" draw:layer="layout" svg:width="2.445cm" svg:height="0.3cm" svg:x="16.309cm" svg:y="9.638cm">
          <text:p text:style-name="P1"><text:span text:style-name="T1">max_count</text:span></text:p>
        </draw:rect>
        <draw:rect draw:style-name="gr55" draw:text-style-name="P3" draw:layer="layout" svg:width="2.445cm" svg:height="0.3cm" svg:x="16.308cm" svg:y="10.438cm">
          <text:p text:style-name="P1"><text:span text:style-name="T1">time_wait</text:span></text:p>
        </draw:rect>
        <draw:rect draw:style-name="gr54" draw:text-style-name="P1" draw:layer="layout" svg:width="4.392cm" svg:height="4.728cm" svg:x="1.401cm" svg:y="8.108cm">
          <text:p/>
        </draw:rect>
        <draw:rect draw:style-name="gr59" draw:text-style-name="P1" draw:layer="layout" svg:width="3.675cm" svg:height="1.96cm" svg:x="1.786cm" svg:y="8.908cm">
          <text:p/>
        </draw:rect>
        <draw:rect draw:style-name="gr13" draw:text-style-name="P3" draw:id="id35" draw:layer="layout" svg:width="3.164cm" svg:height="0.304cm" svg:x="2.629cm" svg:y="7.804cm">
          <text:p text:style-name="P1"><text:span text:style-name="T1">Устройства</text:span></text:p>
        </draw:rect>
        <draw:rect draw:style-name="gr55" draw:text-style-name="P3" draw:layer="layout" svg:width="3.05cm" svg:height="0.41cm" svg:x="2.103cm" svg:y="8.238cm">
          <text:p text:style-name="P1"><text:span text:style-name="T1">Прочесть все устройства</text:span></text:p>
        </draw:rect>
        <draw:rect draw:style-name="gr9" draw:text-style-name="P17" draw:layer="layout" svg:width="2.724cm" svg:height="0.207cm" svg:x="3.017cm" svg:y="3.204cm">
          <text:p text:style-name="P1"><text:span text:style-name="T16">client.view.main_menu</text:span></text:p>
        </draw:rect>
        <draw:rect draw:style-name="gr9" draw:text-style-name="P17" draw:layer="layout" svg:width="2.724cm" svg:height="0.207cm" svg:x="16.676cm" svg:y="3.612cm">
          <text:p text:style-name="P1"><text:span text:style-name="T16">client.view.modules</text:span></text:p>
        </draw:rect>
        <draw:rect draw:style-name="gr9" draw:text-style-name="P17" draw:layer="layout" svg:width="2.724cm" svg:height="0.207cm" svg:x="8.169cm" svg:y="7.516cm">
          <text:p text:style-name="P1"><text:span text:style-name="T16">client.view.settings.module.ModuleMenu</text:span></text:p>
        </draw:rect>
        <draw:rect draw:style-name="gr9" draw:text-style-name="P17" draw:layer="layout" svg:width="3.286cm" svg:height="0.207cm" svg:x="16.007cm" svg:y="10.836cm">
          <text:p text:style-name="P1"><text:span text:style-name="T16">client.view.settings.module.thread_settings_window</text:span></text:p>
        </draw:rect>
        <draw:rect draw:style-name="gr9" draw:text-style-name="P17" draw:layer="layout" svg:width="4.191cm" svg:height="0.207cm" svg:x="1.602cm" svg:y="12.836cm">
          <text:p text:style-name="P1"><text:span text:style-name="T16">client.view.settings.module.sensor_window.ModuleSensorWindow</text:span></text:p>
        </draw:rect>
        <draw:connector draw:style-name="gr57" draw:text-style-name="P1" draw:layer="layout" draw:type="line" svg:x1="6.657cm" svg:y1="7.085cm" svg:x2="5.793cm" svg:y2="7.956cm" draw:start-shape="id34" draw:start-glue-point="3" draw:end-shape="id35" draw:end-glue-point="1" svg:d="m6657 7085-864 871">
          <text:p/>
        </draw:connector>
        <draw:rect draw:style-name="gr56" draw:text-style-name="P3" draw:layer="layout" svg:width="3.673cm" svg:height="0.401cm" svg:x="1.786cm" svg:y="8.908cm">
          <text:p text:style-name="P1"><text:span text:style-name="T1">Устройство № _</text:span></text:p>
        </draw:rect>
        <draw:rect draw:style-name="gr56" draw:text-style-name="P3" draw:layer="layout" svg:width="3.673cm" svg:height="0.401cm" svg:x="1.787cm" svg:y="11.009cm">
          <text:p text:style-name="P1"><text:span text:style-name="T1">Устройство № _</text:span></text:p>
        </draw:rect>
        <draw:rect draw:style-name="gr56" draw:text-style-name="P3" draw:layer="layout" svg:width="3.673cm" svg:height="0.401cm" svg:x="1.788cm" svg:y="11.51cm">
          <text:p text:style-name="P1"><text:span text:style-name="T1">Устройство № _</text:span></text:p>
        </draw:rect>
        <draw:rect draw:style-name="gr54" draw:text-style-name="P1" draw:id="id37" draw:layer="layout" svg:width="7.807cm" svg:height="4.728cm" svg:x="6.157cm" svg:y="10.076cm">
          <text:p/>
        </draw:rect>
        <draw:rect draw:style-name="gr60" draw:text-style-name="P1" draw:layer="layout" svg:width="4.654cm" svg:height="4.221cm" svg:x="9.169cm" svg:y="10.249cm">
          <text:p/>
        </draw:rect>
        <draw:rect draw:style-name="gr13" draw:text-style-name="P3" draw:layer="layout" svg:width="3.164cm" svg:height="0.304cm" svg:x="10.8cm" svg:y="9.772cm">
          <text:p text:style-name="P1"><text:span text:style-name="T1">Регистр</text:span></text:p>
        </draw:rect>
        <draw:rect draw:style-name="gr9" draw:text-style-name="P17" draw:layer="layout" svg:width="5.469cm" svg:height="0.207cm" svg:x="8.495cm" svg:y="14.804cm">
          <text:p text:style-name="P1"><text:span text:style-name="T16">client.view.settings.module.sensor_window.sensor_panel.RegisterWindow</text:span></text:p>
        </draw:rect>
        <draw:line draw:style-name="gr2" draw:text-style-name="P1" draw:layer="layout" svg:x1="9.068cm" svg:y1="10.076cm" svg:x2="9.068cm" svg:y2="14.804cm">
          <text:p/>
        </draw:line>
        <draw:rect draw:style-name="gr59" draw:text-style-name="P1" draw:layer="layout" svg:width="2.706cm" svg:height="4.221cm" svg:x="6.271cm" svg:y="10.248cm">
          <text:p/>
        </draw:rect>
        <draw:rect draw:style-name="gr58" draw:text-style-name="P3" draw:layer="layout" svg:width="2.3cm" svg:height="0.34cm" svg:x="6.463cm" svg:y="10.246cm">
          <text:p text:style-name="P1"><text:span text:style-name="T1">Текущее значение</text:span></text:p>
        </draw:rect>
        <draw:rect draw:style-name="gr58" draw:text-style-name="P3" draw:layer="layout" svg:width="3.24cm" svg:height="0.34cm" svg:x="9.911cm" svg:y="10.246cm">
          <text:p text:style-name="P1"><text:span text:style-name="T1">Checker-ы ПО ДАТЧИКУ</text:span></text:p>
        </draw:rect>
        <draw:rect draw:style-name="gr55" draw:text-style-name="P3" draw:layer="layout" svg:width="2.127cm" svg:height="0.425cm" svg:x="6.509cm" svg:y="10.825cm">
          <text:p text:style-name="P1"><text:span text:style-name="T1">Получить из модуля</text:span></text:p>
        </draw:rect>
        <draw:rect draw:style-name="gr55" draw:text-style-name="P3" draw:layer="layout" svg:width="2.127cm" svg:height="0.425cm" svg:x="6.51cm" svg:y="12.026cm">
          <text:p text:style-name="P1"><text:span text:style-name="T1">Установить</text:span></text:p>
        </draw:rect>
        <draw:rect draw:style-name="gr10" draw:text-style-name="P3" draw:layer="layout" svg:width="2.127cm" svg:height="0.425cm" svg:x="6.511cm" svg:y="11.427cm">
          <text:p text:style-name="P1"><text:span text:style-name="T1">Значение регистра</text:span></text:p>
        </draw:rect>
        <draw:connector draw:style-name="gr57" draw:text-style-name="P1" draw:layer="layout" draw:type="line" svg:x1="5.461cm" svg:y1="9.859cm" svg:x2="6.157cm" svg:y2="12.44cm" draw:start-shape="id36" draw:start-glue-point="1" draw:end-shape="id37" svg:d="m5461 9859 696 2581">
          <text:p/>
        </draw:connector>
        <draw:rect draw:style-name="gr56" draw:text-style-name="P3" draw:layer="layout" svg:width="2.621cm" svg:height="0.3cm" svg:x="2.839cm" svg:y="9.409cm">
          <text:p text:style-name="P1"><text:span text:style-name="T1">регистр № _._</text:span></text:p>
        </draw:rect>
        <draw:rect draw:style-name="gr56" draw:text-style-name="P3" draw:id="id36" draw:layer="layout" svg:width="2.621cm" svg:height="0.3cm" svg:x="2.84cm" svg:y="9.709cm">
          <text:p text:style-name="P1"><text:span text:style-name="T1">регистр № _._</text:span></text:p>
        </draw:rect>
        <draw:rect draw:style-name="gr56" draw:text-style-name="P3" draw:layer="layout" svg:width="2.621cm" svg:height="0.3cm" svg:x="2.841cm" svg:y="10.009cm">
          <text:p text:style-name="P1"><text:span text:style-name="T1">регистр № _._</text:span></text:p>
        </draw:rect>
        <draw:rect draw:style-name="gr56" draw:text-style-name="P3" draw:layer="layout" svg:width="2.621cm" svg:height="0.3cm" svg:x="2.842cm" svg:y="10.309cm">
          <text:p text:style-name="P1"><text:span text:style-name="T1">регистр № _._</text:span></text:p>
        </draw:rect>
        <draw:rect draw:style-name="gr9" draw:text-style-name="P17" draw:layer="layout" svg:width="4.392cm" svg:height="0.207cm" svg:x="1.401cm" svg:y="10.657cm">
          <text:p text:style-name="P1"><text:span text:style-name="T16">client.view.settings.module.sensor_window.sensor_panel.DevicePanel</text:span></text:p>
        </draw:rect>
        <draw:rect draw:style-name="gr9" draw:text-style-name="P17" draw:layer="layout" svg:width="2.706cm" svg:height="0.529cm" svg:x="6.271cm" svg:y="13.94cm">
          <text:p text:style-name="P18"><text:span text:style-name="T17">client.view.settings.module.</text:span></text:p>
          <text:p text:style-name="P18"><text:span text:style-name="T17">sensor_window.sensor_panel.</text:span></text:p>
          <text:p text:style-name="P18"><text:span text:style-name="T17">value_panel.RegisterValuePanel</text:span></text:p>
        </draw:rect>
        <draw:rect draw:style-name="gr9" draw:text-style-name="P17" draw:layer="layout" svg:width="2.52cm" svg:height="0.757cm" svg:x="11.309cm" svg:y="13.712cm">
          <text:p text:style-name="P18"><text:span text:style-name="T17">client.view.settings.module.</text:span></text:p>
          <text:p text:style-name="P18"><text:span text:style-name="T17">sensor_window.sensor_panel.</text:span></text:p>
          <text:p text:style-name="P18"><text:span text:style-name="T17">alarm_checker_panel.</text:span></text:p>
          <text:p text:style-name="P18"><text:span text:style-name="T17">RegisterAlarmCheckerPanel</text:span></text:p>
        </draw:rect>
        <draw:rect draw:style-name="gr55" draw:text-style-name="P3" draw:id="id38" draw:layer="layout" svg:width="2.127cm" svg:height="0.294cm" svg:x="9.278cm" svg:y="13.338cm">
          <text:p text:style-name="P1"><text:span text:style-name="T1">Добавить</text:span></text:p>
        </draw:rect>
        <draw:rect draw:style-name="gr56" draw:text-style-name="P3" draw:layer="layout" svg:width="4.275cm" svg:height="0.3cm" svg:x="9.303cm" svg:y="10.84cm">
          <text:p text:style-name="P1"><text:span text:style-name="T1">alarm checker</text:span></text:p>
        </draw:rect>
        <draw:rect draw:style-name="gr56" draw:text-style-name="P3" draw:id="id40" draw:layer="layout" svg:width="4.275cm" svg:height="0.3cm" svg:x="9.304cm" svg:y="11.24cm">
          <text:p text:style-name="P1"><text:span text:style-name="T1">alarm checker</text:span></text:p>
        </draw:rect>
        <draw:rect draw:style-name="gr56" draw:text-style-name="P3" draw:layer="layout" svg:width="4.275cm" svg:height="0.3cm" svg:x="9.305cm" svg:y="11.64cm">
          <text:p text:style-name="P1"><text:span text:style-name="T1">alarm checker</text:span></text:p>
        </draw:rect>
        <draw:rect draw:style-name="gr54" draw:text-style-name="P1" draw:layer="layout" svg:width="6.388cm" svg:height="4.728cm" svg:x="13.577cm" svg:y="15.777cm">
          <text:p/>
        </draw:rect>
        <draw:rect draw:style-name="gr13" draw:text-style-name="P3" draw:id="id39" draw:layer="layout" svg:width="4.156cm" svg:height="0.304cm" svg:x="15.809cm" svg:y="15.473cm">
          <text:p text:style-name="P1"><text:span text:style-name="T1">Добавить/Редактировать AlarmChecker</text:span></text:p>
        </draw:rect>
        <draw:rect draw:style-name="gr9" draw:text-style-name="P17" draw:layer="layout" svg:width="5.469cm" svg:height="0.207cm" svg:x="14.496cm" svg:y="20.505cm">
          <text:p text:style-name="P1"><text:span text:style-name="T16">client.view.settings.module.sensor_window.sensor_panel.RegisterWindow</text:span></text:p>
        </draw:rect>
        <draw:connector draw:style-name="gr57" draw:text-style-name="P1" draw:layer="layout" draw:type="line" svg:x1="11.405cm" svg:y1="13.485cm" svg:x2="15.809cm" svg:y2="15.625cm" draw:start-shape="id38" draw:start-glue-point="1" draw:end-shape="id39" draw:end-glue-point="3" svg:d="m11405 13485 4404 2140">
          <text:p/>
        </draw:connector>
        <draw:rect draw:style-name="gr54" draw:text-style-name="P1" draw:id="id41" draw:layer="layout" svg:width="4.306cm" svg:height="0.449cm" svg:x="14.674cm" svg:y="11.908cm">
          <text:p/>
        </draw:rect>
        <draw:connector draw:style-name="gr61" draw:text-style-name="P1" draw:layer="layout" draw:type="line" svg:x1="13.579cm" svg:y1="11.39cm" svg:x2="14.674cm" svg:y2="12.132cm" draw:start-shape="id40" draw:start-glue-point="1" draw:end-shape="id41" draw:end-glue-point="3" svg:d="m13579 11390 1095 742">
          <text:p/>
        </draw:connector>
        <draw:rect draw:style-name="gr55" draw:text-style-name="P3" draw:id="id42" draw:layer="layout" svg:width="1.968cm" svg:height="0.294cm" svg:x="14.779cm" svg:y="11.978cm">
          <text:p text:style-name="P1"><text:span text:style-name="T1">Редактировать</text:span></text:p>
        </draw:rect>
        <draw:rect draw:style-name="gr55" draw:text-style-name="P3" draw:layer="layout" svg:width="1.968cm" svg:height="0.294cm" svg:x="16.879cm" svg:y="11.978cm">
          <text:p text:style-name="P1"><text:span text:style-name="T1">Удалить</text:span></text:p>
        </draw:rect>
        <draw:connector draw:style-name="gr57" draw:text-style-name="P1" draw:layer="layout" draw:type="line" svg:x1="15.763cm" svg:y1="12.272cm" svg:x2="17.887cm" svg:y2="15.473cm" draw:start-shape="id42" draw:start-glue-point="2" draw:end-shape="id39" draw:end-glue-point="0" svg:d="m15763 12272 2124 3201">
          <text:p/>
        </draw:connector>
        <draw:rect draw:style-name="gr55" draw:text-style-name="P3" draw:layer="layout" svg:width="2.82cm" svg:height="0.294cm" svg:x="13.915cm" svg:y="19.979cm">
          <text:p text:style-name="P1"><text:span text:style-name="T1">Сохранить</text:span></text:p>
        </draw:rect>
        <draw:rect draw:style-name="gr55" draw:text-style-name="P3" draw:layer="layout" svg:width="2.82cm" svg:height="0.294cm" svg:x="17.015cm" svg:y="19.979cm">
          <text:p text:style-name="P1"><text:span text:style-name="T1">Отменить</text:span></text:p>
        </draw:rect>
      </draw:page>
      <draw:page draw:name="page6" draw:style-name="dp1" draw:master-page-name="Обычный">
        <office:forms form:automatic-focus="false" form:apply-design-mode="false"/>
        <draw:frame draw:style-name="gr53" draw:text-style-name="P16" draw:layer="layout" svg:width="13.646cm" svg:height="0.725cm" svg:x="3.501cm" svg:y="0.104cm">
          <draw:text-box>
            <text:p text:style-name="P15"><text:span text:style-name="T12">FenomenMonitorManager</text:span></text:p>
          </draw:text-box>
        </draw:frame>
        <draw:rect draw:style-name="gr54" draw:text-style-name="P1" draw:layer="layout" svg:width="4.392cm" svg:height="1.696cm" svg:x="1.749cm" svg:y="1.51cm">
          <text:p/>
        </draw:rect>
        <draw:rect draw:style-name="gr55" draw:text-style-name="P3" draw:id="id48" draw:layer="layout" svg:width="4.115cm" svg:height="0.701cm" svg:x="1.881cm" svg:y="1.614cm">
          <text:p text:style-name="P1"><text:span text:style-name="T1">Редактировать доступные <text:s/>мониторы</text:span></text:p>
        </draw:rect>
        <draw:rect draw:style-name="gr13" draw:text-style-name="P3" draw:layer="layout" svg:width="2.724cm" svg:height="0.304cm" svg:x="3.417cm" svg:y="1.206cm">
          <text:p text:style-name="P1"><text:span text:style-name="T1">Главное меню</text:span></text:p>
        </draw:rect>
        <draw:rect draw:style-name="gr9" draw:text-style-name="P17" draw:layer="layout" svg:width="2.724cm" svg:height="0.207cm" svg:x="3.417cm" svg:y="3.206cm">
          <text:p text:style-name="P1"><text:span text:style-name="T16">MainMenu</text:span></text:p>
        </draw:rect>
        <draw:rect draw:style-name="gr54" draw:text-style-name="P1" draw:id="id49" draw:layer="layout" svg:width="5.742cm" svg:height="5.282cm" svg:x="7.149cm" svg:y="1.511cm">
          <text:p/>
        </draw:rect>
        <draw:rect draw:style-name="gr13" draw:text-style-name="P3" draw:layer="layout" svg:width="2.998cm" svg:height="0.304cm" svg:x="9.893cm" svg:y="1.207cm">
          <text:p text:style-name="P1"><text:span text:style-name="T1">список мониторов</text:span></text:p>
        </draw:rect>
        <draw:rect draw:style-name="gr9" draw:text-style-name="P17" draw:layer="layout" svg:width="2.724cm" svg:height="0.207cm" svg:x="10.167cm" svg:y="6.793cm">
          <text:p text:style-name="P1"><text:span text:style-name="T16">monitor_list.MonitorList</text:span></text:p>
        </draw:rect>
        <draw:rect draw:style-name="gr55" draw:text-style-name="P3" draw:id="id45" draw:layer="layout" svg:width="4.115cm" svg:height="0.413cm" svg:x="8.187cm" svg:y="6.209cm">
          <text:p text:style-name="P1"><text:span text:style-name="T1">Добавить модуль</text:span></text:p>
        </draw:rect>
        <draw:rect draw:style-name="gr62" draw:text-style-name="P1" draw:layer="layout" svg:width="5.383cm" svg:height="0.933cm" svg:x="7.324cm" svg:y="1.712cm">
          <text:p/>
        </draw:rect>
        <draw:rect draw:style-name="gr55" draw:text-style-name="P3" draw:id="id43" draw:layer="layout" svg:width="1.172cm" svg:height="0.413cm" svg:x="11.431cm" svg:y="2.01cm">
          <text:p text:style-name="P1"><text:span text:style-name="T1">Удалить</text:span></text:p>
        </draw:rect>
        <draw:rect draw:style-name="gr55" draw:text-style-name="P3" draw:id="id47" draw:layer="layout" svg:width="1.621cm" svg:height="0.413cm" svg:x="7.431cm" svg:y="1.996cm">
          <text:p text:style-name="P1"><text:span text:style-name="T1">Редактировать</text:span></text:p>
        </draw:rect>
        <draw:rect draw:style-name="gr58" draw:text-style-name="P3" draw:layer="layout" svg:width="1.621cm" svg:height="0.413cm" svg:x="9.532cm" svg:y="1.997cm">
          <text:p text:style-name="P1"><text:span text:style-name="T1">Monitor</text:span></text:p>
        </draw:rect>
        <draw:rect draw:style-name="gr62" draw:text-style-name="P1" draw:layer="layout" svg:width="5.383cm" svg:height="0.933cm" svg:x="7.325cm" svg:y="2.713cm">
          <text:p/>
        </draw:rect>
        <draw:rect draw:style-name="gr55" draw:text-style-name="P3" draw:layer="layout" svg:width="1.172cm" svg:height="0.413cm" svg:x="11.432cm" svg:y="3.011cm">
          <text:p text:style-name="P1"><text:span text:style-name="T1">Удалить</text:span></text:p>
        </draw:rect>
        <draw:rect draw:style-name="gr55" draw:text-style-name="P3" draw:layer="layout" svg:width="1.621cm" svg:height="0.413cm" svg:x="7.432cm" svg:y="2.997cm">
          <text:p text:style-name="P1"><text:span text:style-name="T1">Редактировать</text:span></text:p>
        </draw:rect>
        <draw:rect draw:style-name="gr58" draw:text-style-name="P3" draw:layer="layout" svg:width="1.621cm" svg:height="0.413cm" svg:x="9.533cm" svg:y="2.998cm">
          <text:p text:style-name="P1"><text:span text:style-name="T1">Monitor</text:span></text:p>
        </draw:rect>
        <draw:rect draw:style-name="gr62" draw:text-style-name="P1" draw:layer="layout" svg:width="5.383cm" svg:height="0.933cm" svg:x="7.326cm" svg:y="3.714cm">
          <text:p/>
        </draw:rect>
        <draw:rect draw:style-name="gr55" draw:text-style-name="P3" draw:layer="layout" svg:width="1.172cm" svg:height="0.413cm" svg:x="11.433cm" svg:y="4.012cm">
          <text:p text:style-name="P1"><text:span text:style-name="T1">Удалить</text:span></text:p>
        </draw:rect>
        <draw:rect draw:style-name="gr55" draw:text-style-name="P3" draw:layer="layout" svg:width="1.621cm" svg:height="0.413cm" svg:x="7.433cm" svg:y="3.998cm">
          <text:p text:style-name="P1"><text:span text:style-name="T1">Редактировать</text:span></text:p>
        </draw:rect>
        <draw:rect draw:style-name="gr58" draw:text-style-name="P3" draw:layer="layout" svg:width="1.621cm" svg:height="0.413cm" svg:x="9.534cm" svg:y="3.999cm">
          <text:p text:style-name="P1"><text:span text:style-name="T1">Monitor</text:span></text:p>
        </draw:rect>
        <draw:rect draw:style-name="gr62" draw:text-style-name="P1" draw:layer="layout" svg:width="5.383cm" svg:height="0.933cm" svg:x="7.327cm" svg:y="4.715cm">
          <text:p/>
        </draw:rect>
        <draw:rect draw:style-name="gr55" draw:text-style-name="P3" draw:layer="layout" svg:width="1.172cm" svg:height="0.413cm" svg:x="11.434cm" svg:y="5.013cm">
          <text:p text:style-name="P1"><text:span text:style-name="T1">Удалить</text:span></text:p>
        </draw:rect>
        <draw:rect draw:style-name="gr55" draw:text-style-name="P3" draw:layer="layout" svg:width="1.621cm" svg:height="0.413cm" svg:x="7.434cm" svg:y="4.999cm">
          <text:p text:style-name="P1"><text:span text:style-name="T1">Редактировать</text:span></text:p>
        </draw:rect>
        <draw:rect draw:style-name="gr58" draw:text-style-name="P3" draw:layer="layout" svg:width="1.621cm" svg:height="0.413cm" svg:x="9.535cm" svg:y="5cm">
          <text:p text:style-name="P1"><text:span text:style-name="T1">Monitor</text:span></text:p>
        </draw:rect>
        <draw:rect draw:style-name="gr54" draw:text-style-name="P1" draw:id="id44" draw:layer="layout" svg:width="5.742cm" svg:height="1.372cm" svg:x="13.449cm" svg:y="1.512cm">
          <text:p/>
        </draw:rect>
        <draw:rect draw:style-name="gr13" draw:text-style-name="P3" draw:layer="layout" svg:width="2.998cm" svg:height="0.304cm" svg:x="16.193cm" svg:y="1.208cm">
          <text:p text:style-name="P1"><text:span text:style-name="T1">Подтверждение</text:span></text:p>
        </draw:rect>
        <draw:rect draw:style-name="gr1" draw:text-style-name="P17" draw:layer="layout" svg:width="2.724cm" svg:height="0.207cm" svg:x="16.467cm" svg:y="2.884cm">
          <text:p/>
        </draw:rect>
        <draw:rect draw:style-name="gr58" draw:text-style-name="P3" draw:layer="layout" svg:width="5.261cm" svg:height="0.413cm" svg:x="13.733cm" svg:y="1.698cm">
          <text:p text:style-name="P1"><text:span text:style-name="T1">Уверены в удалении ?</text:span></text:p>
        </draw:rect>
        <draw:connector draw:style-name="gr63" draw:text-style-name="P1" draw:layer="layout" draw:type="line" svg:x1="12.603cm" svg:y1="2.216cm" svg:x2="13.449cm" svg:y2="2.198cm" draw:start-shape="id43" draw:start-glue-point="1" draw:end-shape="id44" draw:end-glue-point="3" svg:d="m12603 2216 846-18">
          <text:p/>
        </draw:connector>
        <draw:rect draw:style-name="gr55" draw:text-style-name="P3" draw:layer="layout" svg:width="1.172cm" svg:height="0.413cm" svg:x="14.632cm" svg:y="2.312cm">
          <text:p text:style-name="P1"><text:span text:style-name="T1">Удалить</text:span></text:p>
        </draw:rect>
        <draw:rect draw:style-name="gr55" draw:text-style-name="P3" draw:layer="layout" svg:width="1.172cm" svg:height="0.413cm" svg:x="16.832cm" svg:y="2.313cm">
          <text:p text:style-name="P1"><text:span text:style-name="T1">Отменить</text:span></text:p>
        </draw:rect>
        <draw:rect draw:style-name="gr54" draw:text-style-name="P1" draw:id="id46" draw:layer="layout" svg:width="5.742cm" svg:height="5.068cm" svg:x="13.449cm" svg:y="3.913cm">
          <text:p/>
        </draw:rect>
        <draw:rect draw:style-name="gr13" draw:text-style-name="P3" draw:layer="layout" svg:width="2.998cm" svg:height="0.304cm" svg:x="16.193cm" svg:y="3.609cm">
          <text:p text:style-name="P1"><text:span text:style-name="T1">Редактировать/Добавить</text:span></text:p>
        </draw:rect>
        <draw:rect draw:style-name="gr9" draw:text-style-name="P17" draw:layer="layout" svg:width="2.724cm" svg:height="0.207cm" svg:x="16.467cm" svg:y="8.981cm">
          <text:p text:style-name="P1"><text:span text:style-name="T16">monitor_list.MonitorEditWindow</text:span></text:p>
        </draw:rect>
        <draw:rect draw:style-name="gr58" draw:text-style-name="P3" draw:layer="layout" svg:width="1.834cm" svg:height="0.413cm" svg:x="14.033cm" svg:y="4.019cm">
          <text:p text:style-name="P1"><text:span text:style-name="T1">Логин</text:span></text:p>
        </draw:rect>
        <draw:rect draw:style-name="gr55" draw:text-style-name="P3" draw:layer="layout" svg:width="1.172cm" svg:height="0.413cm" svg:x="14.628cm" svg:y="8.4cm">
          <text:p text:style-name="P1"><text:span text:style-name="T1">Сохранить</text:span></text:p>
        </draw:rect>
        <draw:rect draw:style-name="gr55" draw:text-style-name="P3" draw:layer="layout" svg:width="1.172cm" svg:height="0.413cm" svg:x="16.828cm" svg:y="8.401cm">
          <text:p text:style-name="P1"><text:span text:style-name="T1">Отменить</text:span></text:p>
        </draw:rect>
        <draw:rect draw:style-name="gr10" draw:text-style-name="P3" draw:layer="layout" svg:width="1.834cm" svg:height="0.413cm" svg:x="16.533cm" svg:y="4.02cm">
          <text:p text:style-name="P1"><text:span text:style-name="T1">Логин</text:span></text:p>
        </draw:rect>
        <draw:rect draw:style-name="gr58" draw:text-style-name="P3" draw:layer="layout" svg:width="1.834cm" svg:height="0.413cm" svg:x="14.033cm" svg:y="4.519cm">
          <text:p text:style-name="P1"><text:span text:style-name="T1">Пароль</text:span></text:p>
        </draw:rect>
        <draw:rect draw:style-name="gr10" draw:text-style-name="P3" draw:layer="layout" svg:width="1.834cm" svg:height="0.413cm" svg:x="16.533cm" svg:y="4.52cm">
          <text:p text:style-name="P1"><text:span text:style-name="T1">Пароль</text:span></text:p>
        </draw:rect>
        <draw:connector draw:style-name="gr63" draw:text-style-name="P1" draw:layer="layout" draw:type="line" svg:x1="12.302cm" svg:y1="6.415cm" svg:x2="13.449cm" svg:y2="6.447cm" draw:start-shape="id45" draw:start-glue-point="1" draw:end-shape="id46" svg:d="m12302 6415 1147 32">
          <text:p/>
        </draw:connector>
        <draw:connector draw:style-name="gr63" draw:text-style-name="P1" draw:layer="layout" draw:type="line" svg:x1="9.052cm" svg:y1="2.202cm" svg:x2="13.449cm" svg:y2="6.447cm" draw:start-shape="id47" draw:start-glue-point="1" draw:end-shape="id46" draw:end-glue-point="3" svg:d="m9052 2202 4397 4245">
          <text:p/>
        </draw:connector>
        <draw:connector draw:style-name="gr63" draw:text-style-name="P1" draw:layer="layout" draw:type="line" svg:x1="5.996cm" svg:y1="1.964cm" svg:x2="7.149cm" svg:y2="4.152cm" draw:start-shape="id48" draw:start-glue-point="1" draw:end-shape="id49" draw:end-glue-point="3" svg:d="m5996 1964 1153 2188">
          <text:p/>
        </draw:connector>
        <draw:rect draw:style-name="gr58" draw:text-style-name="P3" draw:layer="layout" svg:width="1.834cm" svg:height="0.413cm" svg:x="14.033cm" svg:y="5.019cm">
          <text:p text:style-name="P1"><text:span text:style-name="T1">Описание</text:span></text:p>
        </draw:rect>
        <draw:rect draw:style-name="gr10" draw:text-style-name="P3" draw:layer="layout" svg:width="1.834cm" svg:height="0.413cm" svg:x="16.533cm" svg:y="5.02cm">
          <text:p text:style-name="P1"><text:span text:style-name="T1">Описание</text:span></text:p>
        </draw:rect>
        <draw:rect draw:style-name="gr58" draw:text-style-name="P3" draw:layer="layout" svg:width="1.834cm" svg:height="0.413cm" svg:x="14.033cm" svg:y="5.819cm">
          <text:p text:style-name="P1"><text:span text:style-name="T1">Jabber.Url</text:span></text:p>
        </draw:rect>
        <draw:rect draw:style-name="gr10" draw:text-style-name="P3" draw:layer="layout" svg:width="1.834cm" svg:height="0.413cm" svg:x="16.533cm" svg:y="5.82cm">
          <text:p text:style-name="P1"><text:span text:style-name="T1">Jabber.Url</text:span></text:p>
        </draw:rect>
        <draw:rect draw:style-name="gr58" draw:text-style-name="P3" draw:layer="layout" svg:width="1.834cm" svg:height="0.413cm" svg:x="14.033cm" svg:y="6.319cm">
          <text:p text:style-name="P1"><text:span text:style-name="T1">Jabber.Port</text:span></text:p>
        </draw:rect>
        <draw:rect draw:style-name="gr10" draw:text-style-name="P3" draw:layer="layout" svg:width="1.834cm" svg:height="0.413cm" svg:x="16.533cm" svg:y="6.32cm">
          <text:p text:style-name="P1"><text:span text:style-name="T1">Jabber.Port</text:span></text:p>
        </draw:rect>
        <draw:rect draw:style-name="gr58" draw:text-style-name="P3" draw:layer="layout" svg:width="1.834cm" svg:height="0.413cm" svg:x="14.033cm" svg:y="6.819cm">
          <text:p text:style-name="P1"><text:span text:style-name="T1">Jabber.Proxy</text:span></text:p>
        </draw:rect>
        <draw:rect draw:style-name="gr10" draw:text-style-name="P3" draw:layer="layout" svg:width="1.834cm" svg:height="0.413cm" svg:x="16.533cm" svg:y="6.82cm">
          <text:p text:style-name="P1"><text:span text:style-name="T1">Jabber.Proxy</text:span></text:p>
        </draw:rect>
        <draw:rect draw:style-name="gr58" draw:text-style-name="P3" draw:layer="layout" svg:width="1.834cm" svg:height="0.413cm" svg:x="14.033cm" svg:y="7.319cm">
          <text:p text:style-name="P1"><text:span text:style-name="T1">Jabber.Login</text:span></text:p>
        </draw:rect>
        <draw:rect draw:style-name="gr10" draw:text-style-name="P3" draw:layer="layout" svg:width="1.834cm" svg:height="0.413cm" svg:x="16.533cm" svg:y="7.32cm">
          <text:p text:style-name="P1"><text:span text:style-name="T1">Jabber.Login</text:span></text:p>
        </draw:rect>
        <draw:rect draw:style-name="gr58" draw:text-style-name="P3" draw:layer="layout" svg:width="1.834cm" svg:height="0.413cm" svg:x="14.033cm" svg:y="7.819cm">
          <text:p text:style-name="P1"><text:span text:style-name="T1">Jabber.Password</text:span></text:p>
        </draw:rect>
        <draw:rect draw:style-name="gr10" draw:text-style-name="P3" draw:layer="layout" svg:width="1.834cm" svg:height="0.413cm" svg:x="16.533cm" svg:y="7.82cm">
          <text:p text:style-name="P1"><text:span text:style-name="T1">Jabber.Password</text:span></text:p>
        </draw:rect>
      </draw:page>
      <draw:page draw:name="page7" draw:style-name="dp1" draw:master-page-name="Обычный">
        <office:forms form:automatic-focus="false" form:apply-design-mode="false"/>
        <draw:rect draw:style-name="gr54" draw:text-style-name="P1" draw:layer="layout" svg:width="2.833cm" svg:height="2.934cm" svg:x="16.551cm" svg:y="3.913cm">
          <text:p/>
        </draw:rect>
        <draw:rect draw:style-name="gr9" draw:text-style-name="P17" draw:layer="layout" svg:width="2.797cm" svg:height="0.207cm" svg:x="16.587cm" svg:y="6.847cm">
          <text:p text:style-name="P1"><text:span text:style-name="T16">menu_settings.restart.RestartSettins</text:span></text:p>
        </draw:rect>
        <draw:rect draw:style-name="gr54" draw:text-style-name="P1" draw:layer="layout" svg:width="2.833cm" svg:height="2.934cm" svg:x="13.65cm" svg:y="3.912cm">
          <text:p/>
        </draw:rect>
        <draw:rect draw:style-name="gr9" draw:text-style-name="P17" draw:layer="layout" svg:width="2.797cm" svg:height="0.207cm" svg:x="13.686cm" svg:y="6.846cm">
          <text:p text:style-name="P1"><text:span text:style-name="T16">menu_settings.information.InformationSettings</text:span></text:p>
        </draw:rect>
        <draw:frame draw:style-name="gr53" draw:text-style-name="P16" draw:layer="layout" svg:width="13.646cm" svg:height="0.725cm" svg:x="3.501cm" svg:y="0.104cm">
          <draw:text-box>
            <text:p text:style-name="P15"><text:span text:style-name="T12">FenomenMonitor</text:span></text:p>
          </draw:text-box>
        </draw:frame>
        <draw:rect draw:style-name="gr54" draw:text-style-name="P1" draw:layer="layout" svg:width="4.392cm" svg:height="1.696cm" svg:x="1.349cm" svg:y="3.909cm">
          <text:p/>
        </draw:rect>
        <draw:rect draw:style-name="gr55" draw:text-style-name="P3" draw:id="id52" draw:layer="layout" svg:width="4.115cm" svg:height="0.701cm" svg:x="1.481cm" svg:y="4.013cm">
          <text:p text:style-name="P1"><text:span text:style-name="T1">Настройки оповещения</text:span></text:p>
        </draw:rect>
        <draw:rect draw:style-name="gr55" draw:text-style-name="P3" draw:id="id54" draw:layer="layout" svg:width="4.115cm" svg:height="0.701cm" svg:x="1.482cm" svg:y="4.814cm">
          <text:p text:style-name="P1"><text:span text:style-name="T1">Монитор оповещения</text:span></text:p>
        </draw:rect>
        <draw:rect draw:style-name="gr13" draw:text-style-name="P3" draw:layer="layout" svg:width="2.724cm" svg:height="0.304cm" svg:x="3.017cm" svg:y="3.605cm">
          <text:p text:style-name="P1"><text:span text:style-name="T1">Главное меню</text:span></text:p>
        </draw:rect>
        <draw:rect draw:style-name="gr1" draw:text-style-name="P17" draw:layer="layout" svg:width="2.724cm" svg:height="0.207cm" svg:x="3.017cm" svg:y="5.605cm">
          <text:p/>
        </draw:rect>
        <draw:rect draw:style-name="gr54" draw:text-style-name="P1" draw:id="id53" draw:layer="layout" svg:width="2.958cm" svg:height="2.934cm" svg:x="7.749cm" svg:y="3.91cm">
          <text:p/>
        </draw:rect>
        <draw:rect draw:style-name="gr54" draw:text-style-name="P1" draw:layer="layout" svg:width="2.833cm" svg:height="2.934cm" svg:x="10.749cm" svg:y="3.911cm">
          <text:p/>
        </draw:rect>
        <draw:rect draw:style-name="gr9" draw:text-style-name="P17" draw:layer="layout" svg:width="2.724cm" svg:height="0.207cm" svg:x="10.858cm" svg:y="6.845cm">
          <text:p text:style-name="P1"><text:span text:style-name="T16">menu_settings.alarm.AlarmSettings</text:span></text:p>
        </draw:rect>
        <draw:rect draw:style-name="gr9" draw:text-style-name="P17" draw:layer="layout" svg:width="2.724cm" svg:height="0.207cm" svg:x="7.983cm" svg:y="6.844cm">
          <text:p text:style-name="P1"><text:span text:style-name="T16">menu_settings.heart_beat.HeartBeatSettings</text:span></text:p>
        </draw:rect>
        <draw:rect draw:style-name="gr59" draw:text-style-name="P1" draw:layer="layout" svg:width="2.706cm" svg:height="2.237cm" svg:x="7.896cm" svg:y="4.037cm">
          <text:p/>
        </draw:rect>
        <draw:rect draw:style-name="gr58" draw:text-style-name="P3" draw:layer="layout" svg:width="2.3cm" svg:height="0.34cm" svg:x="8.088cm" svg:y="4.035cm">
          <text:p text:style-name="P1"><text:span text:style-name="T1">Сердцебиение</text:span></text:p>
        </draw:rect>
        <draw:rect draw:style-name="gr62" draw:text-style-name="P14" draw:layer="layout" svg:width="2.568cm" svg:height="0.427cm" svg:x="7.967cm" svg:y="4.464cm">
          <text:p/>
        </draw:rect>
        <draw:rect draw:style-name="gr58" draw:text-style-name="P3" draw:layer="layout" svg:width="0.863cm" svg:height="0.261cm" svg:x="8.025cm" svg:y="4.552cm">
          <text:p text:style-name="P1"><text:span text:style-name="T1">module</text:span></text:p>
        </draw:rect>
        <draw:rect draw:style-name="gr10" draw:text-style-name="P3" draw:layer="layout" svg:width="0.728cm" svg:height="0.261cm" svg:x="8.925cm" svg:y="4.553cm">
          <text:p text:style-name="P1"><text:span text:style-name="T15">enabled</text:span></text:p>
        </draw:rect>
        <draw:rect draw:style-name="gr10" draw:text-style-name="P3" draw:id="id51" draw:layer="layout" svg:width="0.8cm" svg:height="0.261cm" svg:x="9.689cm" svg:y="4.554cm">
          <text:p text:style-name="P1"><text:span text:style-name="T15">time_wait</text:span></text:p>
        </draw:rect>
        <draw:rect draw:style-name="gr62" draw:text-style-name="P14" draw:layer="layout" svg:width="2.568cm" svg:height="0.427cm" svg:x="7.967cm" svg:y="4.965cm">
          <text:p/>
        </draw:rect>
        <draw:rect draw:style-name="gr58" draw:text-style-name="P3" draw:layer="layout" svg:width="0.863cm" svg:height="0.261cm" svg:x="8.025cm" svg:y="5.053cm">
          <text:p text:style-name="P1"><text:span text:style-name="T1">module</text:span></text:p>
        </draw:rect>
        <draw:rect draw:style-name="gr10" draw:text-style-name="P3" draw:layer="layout" svg:width="0.728cm" svg:height="0.261cm" svg:x="8.925cm" svg:y="5.054cm">
          <text:p text:style-name="P1"><text:span text:style-name="T15">enabled</text:span></text:p>
        </draw:rect>
        <draw:rect draw:style-name="gr10" draw:text-style-name="P3" draw:layer="layout" svg:width="0.8cm" svg:height="0.261cm" svg:x="9.689cm" svg:y="5.055cm">
          <text:p text:style-name="P1"><text:span text:style-name="T15">time_wait</text:span></text:p>
        </draw:rect>
        <draw:rect draw:style-name="gr62" draw:text-style-name="P14" draw:layer="layout" svg:width="2.568cm" svg:height="0.427cm" svg:x="7.967cm" svg:y="5.466cm">
          <text:p/>
        </draw:rect>
        <draw:rect draw:style-name="gr58" draw:text-style-name="P3" draw:layer="layout" svg:width="0.863cm" svg:height="0.261cm" svg:x="8.025cm" svg:y="5.554cm">
          <text:p text:style-name="P1"><text:span text:style-name="T1">module</text:span></text:p>
        </draw:rect>
        <draw:rect draw:style-name="gr10" draw:text-style-name="P3" draw:layer="layout" svg:width="0.728cm" svg:height="0.261cm" svg:x="8.925cm" svg:y="5.555cm">
          <text:p text:style-name="P1"><text:span text:style-name="T15">enabled</text:span></text:p>
        </draw:rect>
        <draw:rect draw:style-name="gr10" draw:text-style-name="P3" draw:layer="layout" svg:width="0.8cm" svg:height="0.261cm" svg:x="9.689cm" svg:y="5.556cm">
          <text:p text:style-name="P1"><text:span text:style-name="T15">time_wait</text:span></text:p>
        </draw:rect>
        <draw:custom-shape draw:style-name="gr23" draw:text-style-name="P14" draw:id="id50" draw:layer="layout" svg:width="2.307cm" svg:height="1.096cm" svg:x="8.976cm" svg:y="1.547cm">
          <text:p text:style-name="P1"><text:span text:style-name="T15">Время, через</text:span></text:p>
          <text:p text:style-name="P1"><text:span text:style-name="T15">которое будет </text:span></text:p>
          <text:p text:style-name="P1"><text:span text:style-name="T15">выдано тревожное </text:span></text:p>
          <text:p text:style-name="P1"><text:span text:style-name="T15">сообщение, в случае </text:span></text:p>
          <text:p text:style-name="P1"><text:span text:style-name="T15">не получения сигнала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62" draw:text-style-name="P1" draw:layer="layout" draw:type="line" svg:x1="10.129cm" svg:y1="2.643cm" svg:x2="10.089cm" svg:y2="4.554cm" draw:start-shape="id50" draw:start-glue-point="6" draw:end-shape="id51" draw:end-glue-point="0" svg:d="m10129 2643-40 1911">
          <text:p/>
        </draw:connector>
        <draw:rect draw:style-name="gr59" draw:text-style-name="P1" draw:layer="layout" svg:width="2.706cm" svg:height="2.237cm" svg:x="10.796cm" svg:y="4.038cm">
          <text:p/>
        </draw:rect>
        <draw:rect draw:style-name="gr58" draw:text-style-name="P3" draw:layer="layout" svg:width="2.3cm" svg:height="0.34cm" svg:x="10.988cm" svg:y="4.036cm">
          <text:p text:style-name="P1"><text:span text:style-name="T1">Тревожные сообщения</text:span></text:p>
        </draw:rect>
        <draw:rect draw:style-name="gr59" draw:text-style-name="P1" draw:layer="layout" svg:width="2.706cm" svg:height="2.237cm" svg:x="13.696cm" svg:y="4.039cm">
          <text:p/>
        </draw:rect>
        <draw:rect draw:style-name="gr58" draw:text-style-name="P3" draw:layer="layout" svg:width="2.3cm" svg:height="0.429cm" svg:x="13.888cm" svg:y="4.037cm">
          <text:p text:style-name="P1"><text:span text:style-name="T1">Информационные </text:span></text:p>
          <text:p text:style-name="P1"><text:span text:style-name="T1">сообщения</text:span></text:p>
        </draw:rect>
        <draw:rect draw:style-name="gr59" draw:text-style-name="P1" draw:layer="layout" svg:width="2.706cm" svg:height="2.237cm" svg:x="16.596cm" svg:y="4.04cm">
          <text:p/>
        </draw:rect>
        <draw:rect draw:style-name="gr58" draw:text-style-name="P3" draw:layer="layout" svg:width="2.3cm" svg:height="0.34cm" svg:x="16.788cm" svg:y="4.038cm">
          <text:p text:style-name="P1"><text:span text:style-name="T1">Restart</text:span></text:p>
        </draw:rect>
        <draw:rect draw:style-name="gr62" draw:text-style-name="P14" draw:layer="layout" svg:width="2.568cm" svg:height="0.427cm" svg:x="10.867cm" svg:y="4.465cm">
          <text:p/>
        </draw:rect>
        <draw:rect draw:style-name="gr58" draw:text-style-name="P3" draw:layer="layout" svg:width="0.863cm" svg:height="0.261cm" svg:x="11.325cm" svg:y="4.553cm">
          <text:p text:style-name="P1"><text:span text:style-name="T1">module</text:span></text:p>
        </draw:rect>
        <draw:rect draw:style-name="gr10" draw:text-style-name="P3" draw:layer="layout" svg:width="0.728cm" svg:height="0.261cm" svg:x="12.295cm" svg:y="4.554cm">
          <text:p text:style-name="P1"><text:span text:style-name="T15">enabled</text:span></text:p>
        </draw:rect>
        <draw:rect draw:style-name="gr62" draw:text-style-name="P14" draw:layer="layout" svg:width="2.568cm" svg:height="0.427cm" svg:x="10.867cm" svg:y="4.966cm">
          <text:p/>
        </draw:rect>
        <draw:rect draw:style-name="gr58" draw:text-style-name="P3" draw:layer="layout" svg:width="0.863cm" svg:height="0.261cm" svg:x="11.325cm" svg:y="5.054cm">
          <text:p text:style-name="P1"><text:span text:style-name="T1">module</text:span></text:p>
        </draw:rect>
        <draw:rect draw:style-name="gr10" draw:text-style-name="P3" draw:layer="layout" svg:width="0.728cm" svg:height="0.261cm" svg:x="12.295cm" svg:y="5.055cm">
          <text:p text:style-name="P1"><text:span text:style-name="T15">enabled</text:span></text:p>
        </draw:rect>
        <draw:rect draw:style-name="gr62" draw:text-style-name="P14" draw:layer="layout" svg:width="2.568cm" svg:height="0.427cm" svg:x="10.867cm" svg:y="5.467cm">
          <text:p/>
        </draw:rect>
        <draw:rect draw:style-name="gr58" draw:text-style-name="P3" draw:layer="layout" svg:width="0.863cm" svg:height="0.261cm" svg:x="11.325cm" svg:y="5.555cm">
          <text:p text:style-name="P1"><text:span text:style-name="T1">module</text:span></text:p>
        </draw:rect>
        <draw:rect draw:style-name="gr10" draw:text-style-name="P3" draw:layer="layout" svg:width="0.728cm" svg:height="0.261cm" svg:x="12.295cm" svg:y="5.556cm">
          <text:p text:style-name="P1"><text:span text:style-name="T15">enabled</text:span></text:p>
        </draw:rect>
        <draw:rect draw:style-name="gr62" draw:text-style-name="P14" draw:layer="layout" svg:width="2.568cm" svg:height="0.427cm" svg:x="13.767cm" svg:y="4.466cm">
          <text:p/>
        </draw:rect>
        <draw:rect draw:style-name="gr58" draw:text-style-name="P3" draw:layer="layout" svg:width="0.863cm" svg:height="0.261cm" svg:x="14.225cm" svg:y="4.554cm">
          <text:p text:style-name="P1"><text:span text:style-name="T1">module</text:span></text:p>
        </draw:rect>
        <draw:rect draw:style-name="gr10" draw:text-style-name="P3" draw:layer="layout" svg:width="0.728cm" svg:height="0.261cm" svg:x="15.195cm" svg:y="4.555cm">
          <text:p text:style-name="P1"><text:span text:style-name="T15">enabled</text:span></text:p>
        </draw:rect>
        <draw:rect draw:style-name="gr62" draw:text-style-name="P14" draw:layer="layout" svg:width="2.568cm" svg:height="0.427cm" svg:x="13.767cm" svg:y="4.967cm">
          <text:p/>
        </draw:rect>
        <draw:rect draw:style-name="gr58" draw:text-style-name="P3" draw:layer="layout" svg:width="0.863cm" svg:height="0.261cm" svg:x="14.225cm" svg:y="5.055cm">
          <text:p text:style-name="P1"><text:span text:style-name="T1">module</text:span></text:p>
        </draw:rect>
        <draw:rect draw:style-name="gr10" draw:text-style-name="P3" draw:layer="layout" svg:width="0.728cm" svg:height="0.261cm" svg:x="15.195cm" svg:y="5.056cm">
          <text:p text:style-name="P1"><text:span text:style-name="T15">enabled</text:span></text:p>
        </draw:rect>
        <draw:rect draw:style-name="gr62" draw:text-style-name="P14" draw:layer="layout" svg:width="2.568cm" svg:height="0.427cm" svg:x="13.767cm" svg:y="5.468cm">
          <text:p/>
        </draw:rect>
        <draw:rect draw:style-name="gr58" draw:text-style-name="P3" draw:layer="layout" svg:width="0.863cm" svg:height="0.261cm" svg:x="14.225cm" svg:y="5.556cm">
          <text:p text:style-name="P1"><text:span text:style-name="T1">module</text:span></text:p>
        </draw:rect>
        <draw:rect draw:style-name="gr10" draw:text-style-name="P3" draw:layer="layout" svg:width="0.728cm" svg:height="0.261cm" svg:x="15.195cm" svg:y="5.557cm">
          <text:p text:style-name="P1"><text:span text:style-name="T15">enabled</text:span></text:p>
        </draw:rect>
        <draw:rect draw:style-name="gr62" draw:text-style-name="P14" draw:layer="layout" svg:width="2.568cm" svg:height="0.427cm" svg:x="16.667cm" svg:y="4.467cm">
          <text:p/>
        </draw:rect>
        <draw:rect draw:style-name="gr58" draw:text-style-name="P3" draw:layer="layout" svg:width="0.863cm" svg:height="0.261cm" svg:x="17.125cm" svg:y="4.555cm">
          <text:p text:style-name="P1"><text:span text:style-name="T1">module</text:span></text:p>
        </draw:rect>
        <draw:rect draw:style-name="gr10" draw:text-style-name="P3" draw:layer="layout" svg:width="0.728cm" svg:height="0.261cm" svg:x="18.095cm" svg:y="4.556cm">
          <text:p text:style-name="P1"><text:span text:style-name="T15">enabled</text:span></text:p>
        </draw:rect>
        <draw:rect draw:style-name="gr62" draw:text-style-name="P14" draw:layer="layout" svg:width="2.568cm" svg:height="0.427cm" svg:x="16.667cm" svg:y="4.968cm">
          <text:p/>
        </draw:rect>
        <draw:rect draw:style-name="gr58" draw:text-style-name="P3" draw:layer="layout" svg:width="0.863cm" svg:height="0.261cm" svg:x="17.125cm" svg:y="5.056cm">
          <text:p text:style-name="P1"><text:span text:style-name="T1">module</text:span></text:p>
        </draw:rect>
        <draw:rect draw:style-name="gr10" draw:text-style-name="P3" draw:layer="layout" svg:width="0.728cm" svg:height="0.261cm" svg:x="18.095cm" svg:y="5.057cm">
          <text:p text:style-name="P1"><text:span text:style-name="T15">enabled</text:span></text:p>
        </draw:rect>
        <draw:rect draw:style-name="gr62" draw:text-style-name="P14" draw:layer="layout" svg:width="2.568cm" svg:height="0.427cm" svg:x="16.667cm" svg:y="5.469cm">
          <text:p/>
        </draw:rect>
        <draw:rect draw:style-name="gr58" draw:text-style-name="P3" draw:layer="layout" svg:width="0.863cm" svg:height="0.261cm" svg:x="17.125cm" svg:y="5.557cm">
          <text:p text:style-name="P1"><text:span text:style-name="T1">module</text:span></text:p>
        </draw:rect>
        <draw:rect draw:style-name="gr10" draw:text-style-name="P3" draw:layer="layout" svg:width="0.728cm" svg:height="0.261cm" svg:x="18.095cm" svg:y="5.558cm">
          <text:p text:style-name="P1"><text:span text:style-name="T15">enabled</text:span></text:p>
        </draw:rect>
        <draw:connector draw:style-name="gr63" draw:text-style-name="P1" draw:layer="layout" draw:type="line" svg:x1="5.596cm" svg:y1="4.363cm" svg:x2="7.749cm" svg:y2="5.377cm" draw:start-shape="id52" draw:start-glue-point="1" draw:end-shape="id53" draw:end-glue-point="3" svg:d="m5596 4363 2153 1014">
          <text:p/>
        </draw:connector>
        <draw:rect draw:style-name="gr54" draw:text-style-name="P1" draw:layer="layout" svg:width="4.392cm" svg:height="1.696cm" svg:x="1.349cm" svg:y="1.41cm">
          <text:p/>
        </draw:rect>
        <draw:rect draw:style-name="gr55" draw:text-style-name="P3" draw:layer="layout" svg:width="1.97cm" svg:height="0.343cm" svg:x="1.528cm" svg:y="2.648cm">
          <text:p text:style-name="P1"><text:span text:style-name="T1">Вход</text:span></text:p>
        </draw:rect>
        <draw:rect draw:style-name="gr13" draw:text-style-name="P3" draw:layer="layout" svg:width="2.724cm" svg:height="0.304cm" svg:x="3.017cm" svg:y="1.106cm">
          <text:p text:style-name="P1"><text:span text:style-name="T1">Логин/Парль</text:span></text:p>
        </draw:rect>
        <draw:rect draw:style-name="gr1" draw:text-style-name="P17" draw:layer="layout" svg:width="2.724cm" svg:height="0.207cm" svg:x="3.017cm" svg:y="3.106cm">
          <text:p/>
        </draw:rect>
        <draw:rect draw:style-name="gr55" draw:text-style-name="P3" draw:layer="layout" svg:width="1.97cm" svg:height="0.343cm" svg:x="3.628cm" svg:y="2.649cm">
          <text:p text:style-name="P1"><text:span text:style-name="T1">Отмена</text:span></text:p>
        </draw:rect>
        <draw:rect draw:style-name="gr58" draw:text-style-name="P3" draw:layer="layout" svg:width="1.339cm" svg:height="0.444cm" svg:x="2.225cm" svg:y="1.552cm">
          <text:p text:style-name="P1"><text:span text:style-name="T1">Login</text:span></text:p>
        </draw:rect>
        <draw:rect draw:style-name="gr10" draw:text-style-name="P3" draw:layer="layout" svg:width="1.13cm" svg:height="0.444cm" svg:x="3.921cm" svg:y="1.554cm">
          <text:p text:style-name="P1"><text:span text:style-name="T15">Login</text:span></text:p>
        </draw:rect>
        <draw:rect draw:style-name="gr58" draw:text-style-name="P3" draw:layer="layout" svg:width="1.339cm" svg:height="0.444cm" svg:x="2.225cm" svg:y="2.052cm">
          <text:p text:style-name="P1"><text:span text:style-name="T1">Password</text:span></text:p>
        </draw:rect>
        <draw:rect draw:style-name="gr10" draw:text-style-name="P3" draw:layer="layout" svg:width="1.13cm" svg:height="0.444cm" svg:x="3.921cm" svg:y="2.054cm">
          <text:p text:style-name="P1"><text:span text:style-name="T15">Password</text:span></text:p>
        </draw:rect>
        <draw:rect draw:style-name="gr54" draw:text-style-name="P1" draw:id="id55" draw:layer="layout" svg:width="3.116cm" svg:height="2.243cm" svg:x="7.598cm" svg:y="10.731cm">
          <text:p/>
        </draw:rect>
        <draw:rect draw:style-name="gr13" draw:text-style-name="P3" draw:layer="layout" svg:width="2.724cm" svg:height="0.304cm" svg:x="7.99cm" svg:y="10.427cm">
          <text:p text:style-name="P1"><text:span text:style-name="T1">Монитор оповещения</text:span></text:p>
        </draw:rect>
        <draw:rect draw:style-name="gr9" draw:text-style-name="P17" draw:layer="layout" svg:width="2.724cm" svg:height="0.207cm" svg:x="7.99cm" svg:y="12.974cm">
          <text:p text:style-name="P1"><text:span text:style-name="T16">menu_notifier.MenuNotifier</text:span></text:p>
        </draw:rect>
        <draw:connector draw:style-name="gr63" draw:text-style-name="P1" draw:layer="layout" draw:type="line" svg:x1="5.597cm" svg:y1="5.164cm" svg:x2="7.598cm" svg:y2="11.852cm" draw:start-shape="id54" draw:start-glue-point="1" draw:end-shape="id55" draw:end-glue-point="3" svg:d="m5597 5164 2001 6688">
          <text:p/>
        </draw:connector>
        <draw:rect draw:style-name="gr62" draw:text-style-name="P14" draw:id="id56" draw:layer="layout" svg:width="2.665cm" svg:height="0.427cm" svg:x="7.925cm" svg:y="10.794cm">
          <text:p/>
        </draw:rect>
        <draw:rect draw:style-name="gr58" draw:text-style-name="P3" draw:layer="layout" svg:width="0.863cm" svg:height="0.261cm" svg:x="8.684cm" svg:y="10.881cm">
          <text:p text:style-name="P1"><text:span text:style-name="T1">module</text:span></text:p>
        </draw:rect>
        <draw:rect draw:style-name="gr58" draw:text-style-name="P3" draw:layer="layout" svg:width="0.604cm" svg:height="0.261cm" svg:x="8.009cm" svg:y="10.882cm">
          <text:p text:style-name="P1"><text:span text:style-name="T1">type</text:span></text:p>
        </draw:rect>
        <draw:rect draw:style-name="gr58" draw:text-style-name="P3" draw:layer="layout" svg:width="0.863cm" svg:height="0.261cm" svg:x="9.585cm" svg:y="10.882cm">
          <text:p text:style-name="P1"><text:span text:style-name="T1">time</text:span></text:p>
        </draw:rect>
        <draw:rect draw:style-name="gr54" draw:text-style-name="P1" draw:id="id57" draw:layer="layout" svg:width="3.116cm" svg:height="2.243cm" svg:x="13.098cm" svg:y="7.831cm">
          <text:p/>
        </draw:rect>
        <draw:rect draw:style-name="gr13" draw:text-style-name="P3" draw:layer="layout" svg:width="2.724cm" svg:height="0.304cm" svg:x="13.49cm" svg:y="7.527cm">
          <text:p text:style-name="P1"><text:span text:style-name="T1">решение оповещения</text:span></text:p>
        </draw:rect>
        <draw:rect draw:style-name="gr1" draw:text-style-name="P17" draw:layer="layout" svg:width="2.724cm" svg:height="0.207cm" svg:x="13.49cm" svg:y="10.074cm">
          <text:p/>
        </draw:rect>
        <draw:connector draw:style-name="gr63" draw:text-style-name="P1" draw:layer="layout" draw:type="line" svg:x1="10.59cm" svg:y1="11.007cm" svg:x2="13.098cm" svg:y2="8.952cm" draw:start-shape="id56" draw:start-glue-point="1" draw:end-shape="id57" draw:end-glue-point="3" svg:d="m10590 11007 2508-2055">
          <text:p/>
        </draw:connector>
        <draw:rect draw:style-name="gr55" draw:text-style-name="P3" draw:layer="layout" svg:width="1.343cm" svg:height="0.345cm" svg:x="13.233cm" svg:y="9.588cm">
          <text:p text:style-name="P1"><text:span text:style-name="T1">OK</text:span></text:p>
        </draw:rect>
        <draw:rect draw:style-name="gr55" draw:text-style-name="P3" draw:layer="layout" svg:width="1.343cm" svg:height="0.345cm" svg:x="14.734cm" svg:y="9.589cm">
          <text:p text:style-name="P1"><text:span text:style-name="T1">Cancel</text:span></text:p>
        </draw:rect>
        <draw:rect draw:style-name="gr10" draw:text-style-name="P3" draw:layer="layout" svg:width="1.145cm" svg:height="0.261cm" svg:x="13.418cm" svg:y="7.923cm">
          <text:p text:style-name="P1"><text:span text:style-name="T15">variant 1</text:span></text:p>
        </draw:rect>
        <draw:rect draw:style-name="gr10" draw:text-style-name="P3" draw:layer="layout" svg:width="1.145cm" svg:height="0.261cm" svg:x="13.419cm" svg:y="8.224cm">
          <text:p text:style-name="P1"><text:span text:style-name="T15">variant 2</text:span></text:p>
        </draw:rect>
        <draw:rect draw:style-name="gr10" draw:text-style-name="P3" draw:layer="layout" svg:width="1.145cm" svg:height="0.261cm" svg:x="13.42cm" svg:y="8.525cm">
          <text:p text:style-name="P1"><text:span text:style-name="T15">variant 3</text:span></text:p>
        </draw:rect>
        <draw:rect draw:style-name="gr10" draw:text-style-name="P3" draw:layer="layout" svg:width="1.145cm" svg:height="0.261cm" svg:x="13.421cm" svg:y="8.826cm">
          <text:p text:style-name="P1"><text:span text:style-name="T15">variant 4</text:span></text:p>
        </draw:rect>
        <draw:rect draw:style-name="gr10" draw:text-style-name="P3" draw:layer="layout" svg:width="1.402cm" svg:height="0.261cm" svg:x="13.422cm" svg:y="9.127cm">
          <text:p text:style-name="P1"><text:span text:style-name="T15">variant another</text:span></text:p>
        </draw:rect>
        <draw:rect draw:style-name="gr10" draw:text-style-name="P3" draw:layer="layout" svg:width="1.182cm" svg:height="0.261cm" svg:x="14.922cm" svg:y="9.128cm">
          <text:p text:style-name="P1"><text:span text:style-name="T15">text another</text:span></text:p>
        </draw:rect>
        <draw:rect draw:style-name="gr64" draw:text-style-name="P3" draw:layer="layout" svg:width="1.155cm" svg:height="0.32cm" svg:x="10.918cm" svg:y="6.406cm">
          <text:p text:style-name="P1"><text:span text:style-name="T1">Save</text:span></text:p>
        </draw:rect>
        <draw:rect draw:style-name="gr64" draw:text-style-name="P3" draw:layer="layout" svg:width="1.155cm" svg:height="0.32cm" svg:x="12.219cm" svg:y="6.406cm">
          <text:p text:style-name="P1"><text:span text:style-name="T1">Cancel</text:span></text:p>
        </draw:rect>
        <draw:rect draw:style-name="gr64" draw:text-style-name="P3" draw:layer="layout" svg:width="1.155cm" svg:height="0.32cm" svg:x="13.818cm" svg:y="6.406cm">
          <text:p text:style-name="P1"><text:span text:style-name="T1">Save</text:span></text:p>
        </draw:rect>
        <draw:rect draw:style-name="gr64" draw:text-style-name="P3" draw:layer="layout" svg:width="1.155cm" svg:height="0.32cm" svg:x="15.119cm" svg:y="6.406cm">
          <text:p text:style-name="P1"><text:span text:style-name="T1">Cancel</text:span></text:p>
        </draw:rect>
        <draw:rect draw:style-name="gr64" draw:text-style-name="P3" draw:layer="layout" svg:width="1.155cm" svg:height="0.32cm" svg:x="16.718cm" svg:y="6.406cm">
          <text:p text:style-name="P1"><text:span text:style-name="T1">Save</text:span></text:p>
        </draw:rect>
        <draw:rect draw:style-name="gr64" draw:text-style-name="P3" draw:layer="layout" svg:width="1.155cm" svg:height="0.32cm" svg:x="18.019cm" svg:y="6.406cm">
          <text:p text:style-name="P1"><text:span text:style-name="T1">Cancel</text:span></text:p>
        </draw:rect>
        <draw:rect draw:style-name="gr64" draw:text-style-name="P3" draw:layer="layout" svg:width="1.155cm" svg:height="0.32cm" svg:x="8.018cm" svg:y="6.406cm">
          <text:p text:style-name="P1"><text:span text:style-name="T1">Save</text:span></text:p>
        </draw:rect>
        <draw:rect draw:style-name="gr64" draw:text-style-name="P3" draw:layer="layout" svg:width="1.155cm" svg:height="0.32cm" svg:x="9.319cm" svg:y="6.406cm">
          <text:p text:style-name="P1"><text:span text:style-name="T1">Cancel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marker draw:name="Double_20_Arrow" draw:display-name="Double Arrow" svg:viewBox="0 0 1131 1918" svg:d="m737 1131h394l-564-1131-567 1131h398l-398 787h1131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Vitaliy Geleznyak</meta:initial-creator>
    <meta:creation-date>2009-11-09T13:02:20.28</meta:creation-date>
    <dc:date>2010-03-28T20:49:46.15</dc:date>
    <dc:creator>Vitaliy Geleznyak</dc:creator>
    <meta:editing-duration>PT929H26M45S</meta:editing-duration>
    <meta:editing-cycles>192</meta:editing-cycles>
    <meta:generator>OpenOffice.org/3.1$Win32 OpenOffice.org_project/310m11$Build-9399</meta:generator>
    <meta:document-statistic meta:object-count="470"/>
  </office:meta>
</office:document-meta>
</file>